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808080" draw:stroke-linejoin="round" draw:fill="solid" draw:fill-color="#cfe7f5" draw:opacity="70%" draw:textarea-horizontal-align="left" draw:textarea-vertical-align="middle" draw:auto-grow-height="false" fo:min-height="1.349cm" fo:min-width="1.225cm" fo:padding-top="0.13cm" fo:padding-bottom="0.13cm" fo:padding-left="0.25cm" fo:padding-right="0.25cm" fo:wrap-option="no-wrap"/>
    </style:style>
    <style:style style:name="gr2" style:family="graphic" style:parent-style-name="standard">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false" fo:min-height="0.669cm" fo:min-width="1.22cm" fo:padding-top="0.169cm" fo:padding-bottom="0.125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5cm" fo:min-width="0.707cm"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min-height="0.445cm" fo:min-width="0.934cm" fo:padding-top="0.154cm" fo:padding-bottom="0.125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min-height="0.648cm" fo:min-width="3.475cm" fo:padding-top="0.159cm" fo:padding-bottom="0.125cm" fo:padding-left="0.25cm" fo:padding-right="0.25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min-height="0.616cm" fo:min-width="3.1cm" fo:padding-top="0.159cm" fo:padding-bottom="0.125cm" fo:padding-left="0.25cm" fo:padding-right="0.25cm" fo:wrap-option="wrap"/>
    </style:style>
    <style:style style:name="gr12" style:family="graphic" style:parent-style-name="standard">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left" draw:textarea-vertical-align="middle" draw:auto-grow-height="false" fo:min-height="1.901cm" fo:min-width="2.3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16" style:family="graphic" style:parent-style-name="standard">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false" fo:min-height="2.091cm" fo:min-width="4.703cm" fo:padding-top="0.169cm" fo:padding-bottom="0.125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false" fo:min-height="2.092cm" fo:min-width="4.405cm" fo:padding-top="0.169cm" fo:padding-bottom="0.125cm" fo:padding-left="0.25cm" fo:padding-right="0.25cm" fo:wrap-option="wrap"/>
    </style:style>
    <style:style style:name="gr20" style:family="graphic" style:parent-style-name="standard">
      <style:graphic-properties draw:stroke="none" draw:fill="none" draw:fill-color="#ffffff" draw:textarea-horizontal-align="justify" draw:textarea-vertical-align="top" draw:auto-grow-height="false" fo:min-height="2.092cm" fo:min-width="5.3cm" fo:padding-top="0.169cm" fo:padding-bottom="0.125cm" fo:padding-left="0.25cm" fo:padding-right="0.25cm" fo:wrap-option="wrap"/>
    </style:style>
    <style:style style:name="gr21" style:family="graphic" style:parent-style-name="standard">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22" style:family="graphic" style:parent-style-name="standard">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false" fo:min-height="0.473cm" fo:min-width="0.502cm" fo:padding-top="0.125cm" fo:padding-bottom="0.125cm" fo:padding-left="0.25cm" fo:padding-right="0.25cm" fo:wrap-option="wrap"/>
    </style:style>
    <style:style style:name="gr24" style:family="graphic" style:parent-style-name="standard">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25"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26"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27" style:family="graphic" style:parent-style-name="standard">
      <style:graphic-properties draw:stroke="none" draw:fill="none" draw:fill-color="#ffffff" draw:textarea-horizontal-align="justify" draw:textarea-vertical-align="top" draw:auto-grow-height="false" fo:min-height="0.473cm" fo:min-width="0.5cm" fo:padding-top="0.125cm" fo:padding-bottom="0.125cm" fo:padding-left="0.25cm" fo:padding-right="0.25cm" fo:wrap-option="wrap"/>
    </style:style>
    <style:style style:name="gr2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29" style:family="graphic" style:parent-style-name="standard">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30" style:family="graphic" style:parent-style-name="standard">
      <style:graphic-properties draw:stroke="none" svg:stroke-color="#000000" draw:fill="none" draw:fill-color="#ffffff" draw:auto-grow-height="true" draw:auto-grow-width="false" fo:max-height="0cm" fo:min-height="0.734cm"/>
    </style:style>
    <style:style style:name="gr31" style:family="graphic" style:parent-style-name="objectwithoutfill">
      <style:graphic-properties draw:marker-start="Arrowheads_20_1" draw:marker-end="Arrowheads_20_1" draw:marker-end-width="0.3cm" draw:fill="none" draw:textarea-vertical-align="middle"/>
    </style:style>
    <style:style style:name="gr32" style:family="graphic" style:parent-style-name="standard">
      <style:graphic-properties draw:stroke="none" draw:fill="none" draw:ole-draw-aspect="1" style:protect="size"/>
    </style:style>
    <style:style style:name="gr33" style:family="graphic" style:parent-style-name="standard">
      <style:graphic-properties draw:stroke="none" svg:stroke-color="#000000" draw:fill="none" draw:fill-color="#ffffff" draw:auto-grow-height="true" draw:auto-grow-width="false" fo:max-height="0cm" fo:min-height="0.634cm"/>
    </style:style>
    <style:style style:name="gr34" style:family="graphic" style:parent-style-name="standard">
      <style:graphic-properties draw:stroke="none" svg:stroke-color="#000000" draw:fill="none" draw:fill-color="#ffffff" draw:auto-grow-height="true" draw:auto-grow-width="false" fo:max-height="0cm" fo:min-height="0.65cm"/>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none" draw:fill-color="#ffffff" draw:textarea-horizontal-align="left" draw:textarea-vertical-align="middle" draw:auto-grow-height="false" fo:min-height="1.901cm" fo:min-width="1.329cm"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38" style:family="graphic" style:parent-style-name="standard">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gr39" style:family="graphic" style:parent-style-name="standard">
      <style:graphic-properties svg:stroke-color="#ff3333" draw:fill-color="#ff420e" draw:textarea-vertical-align="middle" draw:auto-grow-height="false" fo:min-height="0.19cm" fo:min-width="0cm"/>
    </style:style>
    <style:style style:name="gr40" style:family="graphic" style:parent-style-name="standard">
      <style:graphic-properties draw:fill-color="#dddddd" fo:min-height="0cm" fo:min-width="0cm"/>
    </style:style>
    <style:style style:name="gr41" style:family="graphic">
      <style:graphic-properties style:protect="size"/>
    </style:style>
    <style:style style:name="gr42" style:family="graphic" style:parent-style-name="默认_5f_1">
      <style:graphic-properties draw:stroke="solid" svg:stroke-width="0.026cm" svg:stroke-color="#808080" draw:stroke-linejoin="round" draw:fill="solid" draw:fill-color="#cfe7f5" draw:opacity="70%" draw:textarea-horizontal-align="left" draw:textarea-vertical-align="middle" draw:auto-grow-height="false" fo:min-height="1.349cm" fo:min-width="1.225cm" fo:padding-top="0.13cm" fo:padding-bottom="0.13cm" fo:padding-left="0.25cm" fo:padding-right="0.25cm" fo:wrap-option="no-wrap"/>
    </style:style>
    <style:style style:name="gr43" style:family="graphic" style:parent-style-name="默认_5f_1">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默认_5f_1">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默认_5f_1">
      <style:graphic-properties draw:stroke="none" draw:fill="none" draw:fill-color="#ffffff" draw:textarea-horizontal-align="justify" draw:textarea-vertical-align="top" draw:auto-grow-height="false" fo:min-height="0.669cm" fo:min-width="0.845cm" fo:padding-top="0.169cm" fo:padding-bottom="0.125cm" fo:padding-left="0.25cm" fo:padding-right="0.25cm" fo:wrap-option="wrap"/>
    </style:style>
    <style:style style:name="gr46" style:family="graphic" style:parent-style-name="默认_5f_1">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47"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5cm" fo:min-width="0.707cm" fo:padding-top="0.13cm" fo:padding-bottom="0.13cm" fo:padding-left="0.25cm" fo:padding-right="0.25cm" fo:wrap-option="no-wrap"/>
    </style:style>
    <style:style style:name="gr48" style:family="graphic" style:parent-style-name="默认_5f_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默认_5f_1">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默认_5f_1">
      <style:graphic-properties draw:stroke="none" draw:fill="none" draw:fill-color="#ffffff" draw:textarea-horizontal-align="justify" draw:textarea-vertical-align="top" draw:auto-grow-height="false" fo:min-height="0.445cm" fo:min-width="0.934cm" fo:padding-top="0.154cm" fo:padding-bottom="0.125cm" fo:padding-left="0.25cm" fo:padding-right="0.25cm" fo:wrap-option="wrap"/>
    </style:style>
    <style:style style:name="gr51" style:family="graphic" style:parent-style-name="默认_5f_1" style:list-style-name="L2">
      <style:graphic-properties draw:stroke="none" draw:fill="none" draw:fill-color="#ffffff" draw:textarea-horizontal-align="justify" draw:textarea-vertical-align="top" draw:auto-grow-height="false" fo:min-height="0.648cm" fo:min-width="3.475cm" fo:padding-top="0.159cm" fo:padding-bottom="0.125cm" fo:padding-left="0.25cm" fo:padding-right="0.25cm" fo:wrap-option="wrap"/>
    </style:style>
    <style:style style:name="gr52" style:family="graphic" style:parent-style-name="默认_5f_1" style:list-style-name="L2">
      <style:graphic-properties draw:stroke="none" draw:fill="none" draw:fill-color="#ffffff" draw:textarea-horizontal-align="justify" draw:textarea-vertical-align="top" draw:auto-grow-height="false" fo:min-height="0.616cm" fo:min-width="3.1cm" fo:padding-top="0.159cm" fo:padding-bottom="0.125cm" fo:padding-left="0.25cm" fo:padding-right="0.25cm" fo:wrap-option="wrap"/>
    </style:style>
    <style:style style:name="gr53" style:family="graphic" style:parent-style-name="默认_5f_1">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默认_5f_1">
      <style:graphic-properties draw:stroke="none" draw:fill="none" draw:fill-color="#ffffff" draw:textarea-horizontal-align="left" draw:textarea-vertical-align="middle" draw:auto-grow-height="false" fo:min-height="1.901cm" fo:min-width="2.3cm" fo:padding-top="0.13cm" fo:padding-bottom="0.13cm" fo:padding-left="0.25cm" fo:padding-right="0.25cm" fo:wrap-option="no-wrap"/>
    </style:style>
    <style:style style:name="gr56" style:family="graphic" style:parent-style-name="默认_5f_1">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57" style:family="graphic" style:parent-style-name="默认_5f_1">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默认_5f_1">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默认_5f_1">
      <style:graphic-properties draw:stroke="none" draw:fill="none" draw:fill-color="#ffffff" draw:textarea-horizontal-align="justify" draw:textarea-vertical-align="top" draw:auto-grow-height="false" fo:min-height="2.091cm" fo:min-width="4.703cm" fo:padding-top="0.169cm" fo:padding-bottom="0.125cm" fo:padding-left="0.25cm" fo:padding-right="0.25cm" fo:wrap-option="wrap"/>
    </style:style>
    <style:style style:name="gr60" style:family="graphic" style:parent-style-name="默认_5f_1">
      <style:graphic-properties draw:stroke="none" draw:fill="none" draw:fill-color="#ffffff" draw:textarea-horizontal-align="justify" draw:textarea-vertical-align="top" draw:auto-grow-height="false" fo:min-height="2.092cm" fo:min-width="4.405cm" fo:padding-top="0.169cm" fo:padding-bottom="0.125cm" fo:padding-left="0.25cm" fo:padding-right="0.25cm" fo:wrap-option="wrap"/>
    </style:style>
    <style:style style:name="gr61" style:family="graphic" style:parent-style-name="默认_5f_1">
      <style:graphic-properties draw:stroke="none" draw:fill="none" draw:fill-color="#ffffff" draw:textarea-horizontal-align="justify" draw:textarea-vertical-align="top" draw:auto-grow-height="false" fo:min-height="2.092cm" fo:min-width="5.3cm" fo:padding-top="0.169cm" fo:padding-bottom="0.125cm" fo:padding-left="0.25cm" fo:padding-right="0.25cm" fo:wrap-option="wrap"/>
    </style:style>
    <style:style style:name="gr62" style:family="graphic" style:parent-style-name="默认_5f_1">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63" style:family="graphic" style:parent-style-name="默认_5f_1">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64" style:family="graphic" style:parent-style-name="默认_5f_1">
      <style:graphic-properties draw:stroke="none" draw:fill="none" draw:fill-color="#ffffff" draw:textarea-horizontal-align="justify" draw:textarea-vertical-align="top" draw:auto-grow-height="false" fo:min-height="0.473cm" fo:min-width="0.502cm" fo:padding-top="0.125cm" fo:padding-bottom="0.125cm" fo:padding-left="0.25cm" fo:padding-right="0.25cm" fo:wrap-option="wrap"/>
    </style:style>
    <style:style style:name="gr65" style:family="graphic" style:parent-style-name="默认_5f_1">
      <style:graphic-properties draw:stroke="none" draw:fill="none" draw:fill-color="#ffffff" draw:textarea-horizontal-align="justify" draw:textarea-vertical-align="top" draw:auto-grow-height="false" fo:min-height="0.551cm" fo:min-width="4.5cm" fo:padding-top="0.125cm" fo:padding-bottom="0.125cm" fo:padding-left="0.25cm" fo:padding-right="0.25cm" fo:wrap-option="wrap"/>
    </style:style>
    <style:style style:name="gr66" style:family="graphic" style:parent-style-name="默认_5f_1">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67"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68"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69" style:family="graphic" style:parent-style-name="默认_5f_1">
      <style:graphic-properties draw:stroke="none" draw:fill="none" draw:fill-color="#ffffff" draw:textarea-horizontal-align="justify" draw:textarea-vertical-align="top" draw:auto-grow-height="false" fo:min-height="0.473cm" fo:min-width="0.5cm" fo:padding-top="0.125cm" fo:padding-bottom="0.125cm" fo:padding-left="0.25cm" fo:padding-right="0.25cm" fo:wrap-option="wrap"/>
    </style:style>
    <style:style style:name="gr70"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71" style:family="graphic" style:parent-style-name="默认_5f_1">
      <style:graphic-properties draw:stroke="none" svg:stroke-color="#000000" draw:fill="none" draw:fill-color="#ffffff" draw:auto-grow-height="true" draw:auto-grow-width="false" fo:max-height="0cm" fo:min-height="0.734cm"/>
    </style:style>
    <style:style style:name="gr72" style:family="graphic" style:parent-style-name="默认_5f_1">
      <style:graphic-properties draw:stroke="none" draw:fill="none" draw:ole-draw-aspect="1" style:protect="size"/>
    </style:style>
    <style:style style:name="gr73" style:family="graphic" style:parent-style-name="默认_5f_1">
      <style:graphic-properties draw:stroke="none" svg:stroke-color="#000000" draw:fill="none" draw:fill-color="#ffffff" draw:auto-grow-height="true" draw:auto-grow-width="false" fo:max-height="0cm" fo:min-height="0.634cm"/>
    </style:style>
    <style:style style:name="gr74" style:family="graphic" style:parent-style-name="默认_5f_1">
      <style:graphic-properties draw:stroke="none" svg:stroke-color="#000000" draw:fill="none" draw:fill-color="#ffffff" draw:auto-grow-height="true" draw:auto-grow-width="false" fo:max-height="0cm" fo:min-height="0.65cm"/>
    </style:style>
    <style:style style:name="gr75" style:family="graphic" style:parent-style-name="默认_5f_1">
      <style:graphic-properties draw:stroke="none" draw:fill="none" draw:fill-color="#ffffff" draw:textarea-horizontal-align="left" draw:textarea-vertical-align="middle" draw:auto-grow-height="false" fo:min-height="1.901cm" fo:min-width="1.329cm" fo:padding-top="0.13cm" fo:padding-bottom="0.13cm" fo:padding-left="0.25cm" fo:padding-right="0.25cm" fo:wrap-option="no-wrap"/>
    </style:style>
    <style:style style:name="gr76" style:family="graphic" style:parent-style-name="默认_5f_1">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77" style:family="graphic" style:parent-style-name="默认_5f_1">
      <style:graphic-properties draw:stroke="none" draw:fill="none" draw:fill-color="#ffffff" draw:textarea-horizontal-align="justify" draw:textarea-vertical-align="top" draw:auto-grow-height="false" fo:min-height="0.566cm" fo:min-width="3.4cm" fo:padding-top="0.125cm" fo:padding-bottom="0.125cm" fo:padding-left="0.25cm" fo:padding-right="0.25cm" fo:wrap-option="wrap"/>
    </style:style>
    <style:style style:name="gr78" style:family="graphic" style:parent-style-name="默认_5f_1">
      <style:graphic-properties draw:stroke="none" draw:fill="none" draw:fill-color="#ffffff" draw:textarea-horizontal-align="justify" draw:textarea-vertical-align="top" draw:auto-grow-height="false" fo:min-height="0.566cm" fo:min-width="5.502cm" fo:padding-top="0.125cm" fo:padding-bottom="0.125cm" fo:padding-left="0.25cm" fo:padding-right="0.25cm" fo:wrap-option="wrap"/>
    </style:style>
    <style:style style:name="gr79" style:family="graphic" style:parent-style-name="默认_5f_1">
      <style:graphic-properties svg:stroke-color="#ff3333" draw:fill-color="#ff420e" draw:textarea-vertical-align="middle" draw:auto-grow-height="false" fo:min-height="0.19cm" fo:min-width="0cm"/>
    </style:style>
    <style:style style:name="gr80" style:family="graphic" style:parent-style-name="默认_5f_1">
      <style:graphic-properties fo:min-height="0cm" fo:min-width="0cm"/>
    </style:style>
    <style:style style:name="pr1" style:family="presentation" style:parent-style-name="Default-notes">
      <style:graphic-properties draw:stroke="none" draw:fill="none" draw:fill-color="#ffffff" draw:auto-grow-height="true" fo:min-height="12.555cm"/>
    </style:style>
    <style:style style:name="P1" style:family="paragraph">
      <style:paragraph-properties style:writing-mode="lr-tb"/>
    </style:style>
    <style:style style:name="P2" style:family="paragraph">
      <loext:graphic-properties draw:fill="solid" draw:fill-color="#cfe7f5" draw:opacity="70%"/>
      <style:paragraph-properties style:writing-mode="lr-tb" style:font-independent-line-spacing="true"/>
      <style:text-properties fo:font-size="18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margin-top="0cm" fo:margin-bottom="0cm" fo:line-height="93%" fo:text-indent="0cm" style:line-break="strict"/>
    </style:style>
    <style:style style:name="P5"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8p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line-height="93%" fo:text-align="center" fo:text-indent="0cm" style:line-break="strict"/>
    </style:style>
    <style:style style:name="P8"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style:style>
    <style:style style:name="P9" style:family="paragraph">
      <loext:graphic-properties draw:fill="solid" draw:fill-color="#cfe7f5"/>
      <style:paragraph-properties style:writing-mode="lr-tb" style:font-independent-line-spacing="true"/>
    </style:style>
    <style:style style:name="P10" style:family="paragraph">
      <loext:graphic-properties draw:fill="solid" draw:fill-color="#0099ff"/>
      <style:paragraph-properties style:writing-mode="lr-tb" style:font-independent-line-spacing="true"/>
    </style:style>
    <style:style style:name="P11" style:family="paragraph">
      <style:paragraph-properties fo:margin-left="0cm" fo:margin-right="0cm" fo:text-indent="0cm" style:line-break="strict"/>
    </style:style>
    <style:style style:name="P12" style:family="paragraph">
      <loext:graphic-properties draw:fill="none" draw:fill-color="#ffffff"/>
      <style:paragraph-properties fo:margin-left="0cm" fo:margin-right="0cm" fo:text-indent="0cm" style:line-break="strict" style:writing-mode="lr-tb" style:font-independent-line-spacing="true"/>
      <style:text-properties fo:font-size="18pt"/>
    </style:style>
    <style:style style:name="P13" style:family="paragraph">
      <style:paragraph-properties fo:margin-left="0cm" fo:margin-right="0cm" fo:text-indent="0cm" style:line-break="strict" style:writing-mode="lr-tb"/>
    </style:style>
    <style:style style:name="P14" style:family="paragraph">
      <loext:graphic-properties draw:fill="solid" draw:fill-color="#cfe7f5" draw:opacity="70%"/>
      <style:paragraph-properties fo:margin-left="0cm" fo:margin-right="0cm" fo:text-indent="0cm" style:line-break="strict" style:writing-mode="lr-tb" style:font-independent-line-spacing="true"/>
      <style:text-properties fo:font-size="18pt"/>
    </style:style>
    <style:style style:name="P15" style:family="paragraph">
      <loext:graphic-properties draw:fill="solid" draw:fill-color="#ff3366"/>
      <style:paragraph-properties style:writing-mode="lr-tb" style:font-independent-line-spacing="true"/>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draw:fill-color="#ffffff"/>
      <style:paragraph-properties fo:margin-left="0cm" fo:margin-right="0cm" fo:text-indent="0cm" style:line-break="strict"/>
      <style:text-properties fo:font-size="14pt" style:font-size-asian="14pt" style:font-size-complex="14pt"/>
    </style:style>
    <style:style style:name="P18" style:family="paragraph">
      <loext:graphic-properties draw:fill="none"/>
    </style:style>
    <style:style style:name="P19" style:family="paragraph">
      <loext:graphic-properties draw:fill="none" draw:fill-color="#ffffff"/>
      <style:text-properties fo:font-size="12pt" style:font-size-asian="12pt" style:font-size-complex="12pt"/>
    </style:style>
    <style:style style:name="P20" style:family="paragraph">
      <style:text-properties fo:font-size="14pt" style:font-size-asian="14pt" style:font-size-complex="14pt"/>
    </style:style>
    <style:style style:name="P21" style:family="paragraph">
      <style:paragraph-properties fo:margin-left="0cm" fo:margin-right="0cm" fo:line-height="93%" fo:text-align="center" fo:text-indent="0cm" style:line-break="strict"/>
      <style:text-properties fo:font-weight="bold" style:font-weight-asian="bold" style:font-weight-complex="bold"/>
    </style:style>
    <style:style style:name="P22"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fo:font-weight="bold" style:font-weight-asian="bold" style:font-weight-complex="bold"/>
    </style:style>
    <style:style style:name="P23" style:family="paragraph">
      <loext:graphic-properties draw:fill-color="#ff420e"/>
      <style:paragraph-properties fo:text-align="center"/>
    </style:style>
    <style:style style:name="P24" style:family="paragraph">
      <loext:graphic-properties draw:fill-color="#dddddd"/>
    </style:style>
    <style:style style:name="P25" style:family="paragraph">
      <loext:graphic-properties draw:fill="none" draw:fill-color="#ffffff"/>
    </style:style>
    <style:style style:name="P26" style:family="paragraph">
      <style:paragraph-properties style:writing-mode="lr-tb"/>
      <style:text-properties fo:font-size="18pt"/>
    </style:style>
    <style:style style:name="P27" style:family="paragraph">
      <style:paragraph-properties fo:margin-left="0cm" fo:margin-right="0cm" fo:margin-top="0cm" fo:margin-bottom="0cm" fo:line-height="93%" fo:text-indent="0cm" style:line-break="strict"/>
      <style:text-properties fo:font-size="18pt"/>
    </style:style>
    <style:style style:name="P28" style:family="paragraph">
      <style:paragraph-properties fo:margin-left="0cm" fo:margin-right="0cm" fo:line-height="93%" fo:text-align="center" fo:text-indent="0cm" style:line-break="strict"/>
      <style:text-properties fo:font-size="18pt"/>
    </style:style>
    <style:style style:name="P29" style:family="paragraph">
      <style:paragraph-properties fo:margin-left="0cm" fo:margin-right="0cm" fo:text-indent="0cm" style:line-break="strict"/>
      <style:text-properties fo:font-size="18pt"/>
    </style:style>
    <style:style style:name="P30" style:family="paragraph">
      <style:paragraph-properties fo:margin-left="0cm" fo:margin-right="0cm" fo:text-indent="0cm" style:line-break="strict" style:writing-mode="lr-tb"/>
      <style:text-properties fo:font-size="18pt"/>
    </style:style>
    <style:style style:name="P31" style:family="paragraph">
      <style:text-properties fo:font-size="14pt"/>
    </style:style>
    <style:style style:name="P32" style:family="paragraph">
      <style:paragraph-properties fo:margin-left="0cm" fo:margin-right="0cm" fo:text-indent="0cm" style:line-break="strict"/>
      <style:text-properties fo:font-size="14pt"/>
    </style:style>
    <style:style style:name="P33" style:family="paragraph">
      <style:text-properties fo:font-size="12pt"/>
    </style:style>
    <style:style style:name="P34" style:family="paragraph">
      <style:paragraph-properties fo:margin-left="0cm" fo:margin-right="0cm" fo:line-height="93%" fo:text-align="center" fo:text-indent="0cm" style:line-break="strict"/>
      <style:text-properties fo:font-size="18pt" fo:font-weight="bold" style:font-weight-asian="bold" style:font-weight-complex="bold"/>
    </style:style>
    <style:style style:name="P35" style:family="paragraph">
      <loext:graphic-properties draw:fill="none" draw:fill-color="#ffffff"/>
      <style:text-properties style:font-size-asian="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color="#000000" style:font-name="Arial" fo:font-size="18pt" fo:language="de" fo:country="DE" style:font-name-asian="AR PL KaitiM GB" style:font-size-asian="18pt" style:font-name-complex="AR PL KaitiM GB" style:font-size-complex="18pt"/>
    </style:style>
    <style:style style:name="T4" style:family="text">
      <style:text-properties fo:color="#000000" style:font-name="Arial" fo:font-size="12pt" fo:language="de" fo:country="DE" style:font-name-asian="AR PL KaitiM GB" style:font-size-asian="12pt" style:font-name-complex="AR PL KaitiM GB" style:font-size-complex="12pt"/>
    </style:style>
    <style:style style:name="T5" style:family="text">
      <style:text-properties fo:color="#ff0000" style:font-name="Arial" fo:font-size="14pt" fo:language="de" fo:country="DE" style:font-name-asian="AR PL KaitiM GB" style:font-size-asian="14pt" style:font-name-complex="AR PL KaitiM GB" style:font-size-complex="14pt"/>
    </style:style>
    <style:style style:name="T6" style:family="text">
      <style:text-properties fo:color="#000000" style:text-position="-33% 58%" style:font-name="Arial" fo:font-size="12pt" fo:language="de" fo:country="DE" style:font-name-asian="AR PL KaitiM GB" style:font-size-asian="12pt" style:font-name-complex="AR PL KaitiM GB" style:font-size-complex="12pt"/>
    </style:style>
    <style:style style:name="T7" style:family="text">
      <style:text-properties fo:color="#000000" style:font-name="Arial" fo:font-size="14pt" fo:language="de" fo:country="DE" style:font-name-asian="AR PL KaitiM GB" style:font-size-asian="14pt" style:font-name-complex="AR PL KaitiM GB" style:font-size-complex="14pt"/>
    </style:style>
    <style:style style:name="T8" style:family="text">
      <style:text-properties fo:font-size="12pt" fo:language="de" fo:country="DE" style:font-size-asian="12pt" style:font-size-complex="12pt"/>
    </style:style>
    <style:style style:name="T9" style:family="text">
      <style:text-properties style:text-position="super 58%" fo:font-size="12pt" fo:language="de" fo:country="DE" style:font-size-asian="12pt" style:font-size-complex="12pt"/>
    </style:style>
    <style:style style:name="T10" style:family="text">
      <style:text-properties fo:font-size="14pt" fo:language="de" fo:country="DE" style:font-size-asian="14pt" style:font-size-complex="14pt"/>
    </style:style>
    <style:style style:name="T11" style:family="text">
      <style:text-properties style:text-position="super 58%" fo:font-size="14pt" fo:language="de" fo:country="DE" style:font-size-asian="14pt" style:font-size-complex="14pt"/>
    </style:style>
    <style:style style:name="T12" style:family="text">
      <style:text-properties fo:font-size="12pt" style:font-size-asian="12pt" style:font-size-complex="12pt"/>
    </style:style>
    <style:style style:name="T13" style:family="text">
      <style:text-properties fo:color="#000000"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4" style:family="text">
      <style:text-properties fo:color="#000000" style:text-position="-33% 58%"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5" style:family="text">
      <style:text-properties style:text-position="33% 58%" fo:font-size="14pt" fo:language="de" fo:country="DE"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2.439cm" svg:height="2.275cm" svg:x="5.387cm" svg:y="2.341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946cm" svg:y1="2.341cm" svg:x2="12.126cm" svg:y2="4.816cm">
          <text:p/>
        </draw:line>
        <draw:line draw:style-name="gr3" draw:text-style-name="P3" draw:layer="layout" svg:x1="6.934cm" svg:y1="2.07cm" svg:x2="6.938cm" svg:y2="2.616cm">
          <text:p/>
        </draw:line>
        <draw:line draw:style-name="gr3" draw:text-style-name="P3" draw:layer="layout" svg:x1="5.805cm" svg:y1="3.033cm" svg:x2="5.47cm" svg:y2="2.301cm">
          <text:p/>
        </draw:line>
        <draw:custom-shape draw:style-name="gr4" draw:text-style-name="P5" draw:layer="layout" svg:width="1.72cm" svg:height="0.963cm" draw:transform="rotate (0.349065850398866) translate (5.492cm 2.662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5" draw:text-style-name="P5" draw:layer="layout" svg:width="2.187cm" svg:height="1.674cm" draw:transform="skewX (-0.000523598775598293) rotate (-0.405614518163482) translate (9.317cm 2.416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6" draw:text-style-name="P6" draw:layer="layout" svg:width="1.207cm" svg:height="0.375cm" svg:x="5.739cm" svg:y="2.443cm">
          <text:p/>
          <draw:enhanced-geometry svg:viewBox="0 0 1194 399" draw:type="non-primitive" draw:enhanced-path="M 0 398 C 764 0 1193 0 1193 0 N"/>
        </draw:custom-shape>
        <draw:line draw:style-name="gr7" draw:text-style-name="P3" draw:layer="layout" svg:x1="4.225cm" svg:y1="11.155cm" svg:x2="26.623cm" svg:y2="11.159cm">
          <text:p/>
        </draw:line>
        <draw:line draw:style-name="gr7" draw:text-style-name="P3" draw:layer="layout" svg:x1="4.225cm" svg:y1="13.998cm" svg:x2="26.455cm" svg:y2="14.002cm">
          <text:p/>
        </draw:line>
        <draw:line draw:style-name="gr8" draw:text-style-name="P3" draw:layer="layout" svg:x1="7.855cm" svg:y1="12.64cm" svg:x2="7.86cm" svg:y2="14.148cm">
          <text:p/>
        </draw:line>
        <draw:line draw:style-name="gr8" draw:text-style-name="P3" draw:layer="layout" svg:x1="18.055cm" svg:y1="12.689cm" svg:x2="18.059cm" svg:y2="13.994cm">
          <text:p/>
        </draw:line>
        <draw:line draw:style-name="gr8" draw:text-style-name="P3" draw:layer="layout" svg:x1="7.924cm" svg:y1="9.633cm" svg:x2="7.929cm" svg:y2="11.141cm">
          <text:p/>
        </draw:line>
        <draw:line draw:style-name="gr7" draw:text-style-name="P3" draw:layer="layout" svg:x1="4.225cm" svg:y1="8.441cm" svg:x2="26.826cm" svg:y2="8.396cm">
          <text:p/>
        </draw:line>
        <draw:line draw:style-name="gr8" draw:text-style-name="P3" draw:layer="layout" svg:x1="5.323cm" svg:y1="7.617cm" svg:x2="5.345cm" svg:y2="8.424cm">
          <text:p/>
        </draw:line>
        <draw:line draw:style-name="gr8" draw:text-style-name="P3" draw:layer="layout" svg:x1="15.246cm" svg:y1="7.814cm" svg:x2="15.25cm" svg:y2="8.423cm">
          <text:p/>
        </draw:line>
        <draw:custom-shape draw:style-name="gr9" draw:text-style-name="P5" draw:layer="layout" svg:width="1.434cm" svg:height="0.724cm" svg:x="25.793cm" svg:y="11.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4cm" svg:x="25.793cm" svg:y="8.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4cm" svg:x="25.855cm" svg:y="14.491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 draw:text-style-name="P3" draw:layer="layout" svg:x1="7.282cm" svg:y1="7.746cm" svg:x2="7.287cm" svg:y2="8.425cm">
          <text:p/>
        </draw:line>
        <draw:line draw:style-name="gr8" draw:text-style-name="P3" draw:layer="layout" svg:x1="9.34cm" svg:y1="7.746cm" svg:x2="9.345cm" svg:y2="8.425cm">
          <text:p/>
        </draw:line>
        <draw:line draw:style-name="gr8" draw:text-style-name="P3" draw:layer="layout" svg:x1="11.224cm" svg:y1="7.746cm" svg:x2="11.229cm" svg:y2="8.425cm">
          <text:p/>
        </draw:line>
        <draw:line draw:style-name="gr8" draw:text-style-name="P3" draw:layer="layout" svg:x1="13.186cm" svg:y1="7.746cm" svg:x2="13.191cm" svg:y2="8.425cm">
          <text:p/>
        </draw:line>
        <draw:line draw:style-name="gr8" draw:text-style-name="P3" draw:layer="layout" svg:x1="17.406cm" svg:y1="7.746cm" svg:x2="17.41cm" svg:y2="8.425cm">
          <text:p/>
        </draw:line>
        <draw:line draw:style-name="gr8" draw:text-style-name="P3" draw:layer="layout" svg:x1="21.627cm" svg:y1="7.746cm" svg:x2="21.631cm" svg:y2="8.425cm">
          <text:p/>
        </draw:line>
        <draw:line draw:style-name="gr8" draw:text-style-name="P3" draw:layer="layout" svg:x1="17.975cm" svg:y1="9.627cm" svg:x2="17.98cm" svg:y2="11.135cm">
          <text:p/>
        </draw:line>
        <draw:custom-shape draw:style-name="gr10" draw:text-style-name="P5" draw:layer="layout" svg:width="3.975cm" svg:height="0.932cm" svg:x="14.2cm" svg:y="9.2cm">
          <text:list text:style-name="L2">
            <text:list-header>
              <text:p text:style-name="P4"><text:span text:style-name="T5">Extraction Kick</text:span></text:p>
            </text:list-header>
          </text:list>
          <draw:enhanced-geometry svg:viewBox="0 0 21600 21600" draw:type="mso-spt202" draw:enhanced-path="M 0 0 L 21600 0 21600 21600 0 21600 0 0 Z N"/>
        </draw:custom-shape>
        <draw:custom-shape draw:style-name="gr11" draw:text-style-name="P5" draw:layer="layout" svg:width="3.6cm" svg:height="0.9cm" svg:x="14.8cm" svg:y="12cm">
          <text:list text:style-name="L2">
            <text:list-header>
              <text:p text:style-name="P4"><text:span text:style-name="T5">Injection Kick</text:span></text:p>
            </text:list-header>
          </text:list>
          <draw:enhanced-geometry svg:viewBox="0 0 21600 21600" draw:mirror-horizontal="false" draw:mirror-vertical="false" draw:type="mso-spt202" draw:enhanced-path="M 0 0 L 21600 0 21600 21600 0 21600 0 0 Z N"/>
        </draw:custom-shape>
        <draw:line draw:style-name="gr8" draw:text-style-name="P3" draw:layer="layout" svg:x1="19.391cm" svg:y1="7.746cm" svg:x2="19.395cm" svg:y2="8.425cm">
          <text:p/>
        </draw:line>
        <draw:line draw:style-name="gr12" draw:text-style-name="P3" draw:layer="layout" svg:x1="18.024cm" svg:y1="6.8cm" svg:x2="18.024cm" svg:y2="10.4cm">
          <text:p/>
        </draw:line>
        <draw:line draw:style-name="gr8" draw:text-style-name="P3" draw:layer="layout" svg:x1="17.975cm" svg:y1="9.633cm" svg:x2="17.98cm" svg:y2="11.141cm">
          <text:p/>
        </draw:line>
        <draw:g>
          <draw:line draw:style-name="gr13" draw:text-style-name="P3" draw:layer="layout" svg:x1="15.224cm" svg:y1="7.358cm" svg:x2="18.02cm" svg:y2="7.358cm">
            <text:p/>
          </draw:line>
          <draw:custom-shape draw:style-name="gr14" draw:text-style-name="P6" draw:layer="layout" svg:width="2.8cm" svg:height="2.161cm" svg:x="15.224cm" svg:y="6.272cm">
            <text:p/>
            <draw:enhanced-geometry svg:viewBox="0 0 21600 21600" draw:type="mso-spt202" draw:enhanced-path="M 0 0 L 21600 0 21600 21600 0 21600 0 0 Z N"/>
          </draw:custom-shape>
        </draw:g>
        <draw:line draw:style-name="gr12" draw:text-style-name="P3" draw:layer="layout" svg:x1="15.25cm" svg:y1="6.915cm" svg:x2="15.25cm" svg:y2="8.2cm">
          <text:p/>
        </draw:line>
        <draw:custom-shape draw:style-name="gr15" draw:text-style-name="P8" draw:layer="layout" svg:width="2.002cm" svg:height="0.816cm" svg:x="18.2cm" svg:y="9.8cm">
          <text:list text:style-name="L1">
            <text:list-header>
              <text:p text:style-name="P7"><text:span text:style-name="T4">t</text:span><text:span text:style-name="T6">pattern</text:span></text:p>
            </text:list-header>
          </text:list>
          <draw:enhanced-geometry svg:viewBox="0 0 21600 21600" draw:type="mso-spt202" draw:enhanced-path="M 0 0 L 21600 0 21600 21600 0 21600 0 0 Z N"/>
        </draw:custom-shape>
        <draw:line draw:style-name="gr8" draw:text-style-name="P3" draw:layer="layout" svg:x1="18.005cm" svg:y1="12.692cm" svg:x2="18.01cm" svg:y2="13.997cm">
          <text:p/>
        </draw:line>
        <draw:line draw:style-name="gr8" draw:text-style-name="P3" draw:layer="layout" svg:x1="18.027cm" svg:y1="9.633cm" svg:x2="18.031cm" svg:y2="11.141cm">
          <text:p/>
        </draw:line>
        <draw:line draw:style-name="gr16" draw:text-style-name="P3" draw:layer="layout" svg:x1="20.6cm" svg:y1="10.5cm" svg:x2="20.6cm" svg:y2="11.155cm">
          <text:p/>
        </draw:line>
        <draw:line draw:style-name="gr17" draw:text-style-name="P3" draw:layer="layout" svg:x1="16.2cm" svg:y1="11.708cm" svg:x2="20.605cm" svg:y2="11.708cm">
          <text:p/>
        </draw:line>
        <draw:custom-shape draw:style-name="gr18" draw:text-style-name="P5" draw:layer="layout" svg:width="5.203cm" svg:height="2.385cm" svg:x="0.023cm" svg:y="9.814cm">
          <text:list text:style-name="L1">
            <text:list-header>
              <text:p text:style-name="P4"><text:span text:style-name="T7">SIS100 bucket marker @SIS18</text:span></text:p>
            </text:list-header>
          </text:list>
          <draw:enhanced-geometry svg:viewBox="0 0 21600 21600" draw:type="mso-spt202" draw:enhanced-path="M 0 0 L 21600 0 21600 21600 0 21600 0 0 Z N"/>
        </draw:custom-shape>
        <draw:custom-shape draw:style-name="gr19" draw:text-style-name="P5" draw:layer="layout" svg:width="4.905cm" svg:height="2.386cm" svg:x="-0.079cm" svg:y="7.016cm">
          <text:list text:style-name="L1">
            <text:list-header>
              <text:p text:style-name="P4"><text:span text:style-name="T7">SIS18 revolution</text:span></text:p>
              <text:p text:style-name="P4"><text:span text:style-name="T7">frequency marker @SIS18</text:span></text:p>
            </text:list-header>
          </text:list>
          <draw:enhanced-geometry svg:viewBox="0 0 21600 21600" draw:type="mso-spt202" draw:enhanced-path="M 0 0 L 21600 0 21600 21600 0 21600 0 0 Z N"/>
        </draw:custom-shape>
        <draw:custom-shape draw:style-name="gr20" draw:text-style-name="P5" draw:layer="layout" svg:width="5.8cm" svg:height="2.386cm" svg:x="0.026cm" svg:y="13.033cm">
          <text:list text:style-name="L1">
            <text:list-header>
              <text:p text:style-name="P4"><text:span text:style-name="T7">SIS100 bucket </text:span></text:p>
            </text:list-header>
            <text:list-item>
              <text:p text:style-name="P4"><text:span text:style-name="T7">marker @SIS100</text:span></text:p>
            </text:list-item>
          </text:list>
          <draw:enhanced-geometry svg:viewBox="0 0 21600 21600" draw:type="mso-spt202" draw:enhanced-path="M 0 0 L 21600 0 21600 21600 0 21600 0 0 Z N"/>
        </draw:custom-shape>
        <draw:custom-shape draw:style-name="gr21" draw:text-style-name="P9" draw:layer="layout" svg:width="0.499cm" svg:height="0.341cm" svg:x="5.158cm" svg:y="2.793cm">
          <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0.402cm" svg:height="0.287cm" svg:x="7.524cm" svg:y="2.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1.002cm" svg:height="0.723cm" svg:x="7.625cm" svg:y="2.916cm">
          <text:list text:style-name="L1">
            <text:list-header>
              <text:p text:style-name="P11"><text:span text:style-name="T8">1</text:span><text:span text:style-name="T9">st</text:span><text:span text:style-name="T8"> </text:span></text:p>
            </text:list-header>
          </text:list>
          <draw:enhanced-geometry svg:viewBox="0 0 21600 21600" draw:type="mso-spt202" draw:enhanced-path="M 0 0 L 21600 0 21600 21600 0 21600 0 0 Z N"/>
        </draw:custom-shape>
        <draw:custom-shape draw:style-name="gr24" draw:text-style-name="P14" draw:layer="layout" svg:width="4.111cm" svg:height="4.133cm" svg:x="11.38cm" svg:y="1.098cm">
          <text:list text:style-name="L1">
            <text:list-header>
              <text:p text:style-name="P13"><text:span text:style-name="T10"><text:s text:c="4"/></text:span><text:span text:style-name="T10">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7cm" draw:transform="skewX (0.00139626340159525) rotate (-0.837758040957279) translate (11.996cm 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7cm" draw:transform="skewX (0.00139626340159525) rotate (-0.837758040957279) translate (15.086cm 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1cm" svg:height="0.687cm" draw:transform="skewX (0.0013962634015955) rotate (0.542099265669439) translate (11.313cm 4.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3cm" svg:height="0.688cm" draw:transform="skewX (-0.00139626340159558) rotate (0.855211333477222) translate (14.071cm 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9cm" draw:transform="rotate (1.15191730631626) translate (12.285cm 5.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296705972839036) rotate (1.55334303427495) translate (12.673cm 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383cm" svg:height="0.689cm" draw:transform="skewX (0.00139626340159546) rotate (0.15707963267949) translate (15.038cm 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296705972839037) rotate (-0.127758101245985) translate (11.272cm 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383cm" svg:height="0.689cm" svg:x="15.243cm" svg:y="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cm" svg:height="0.723cm" svg:x="11.475cm" svg:y="2.631cm">
          <text:list text:style-name="L1">
            <text:list-header>
              <text:p text:style-name="P11"><text:span text:style-name="T8">#1</text:span></text:p>
            </text:list-header>
          </text:list>
          <draw:enhanced-geometry svg:viewBox="0 0 21600 21600" draw:type="mso-spt202" draw:enhanced-path="M 0 0 L 21600 0 21600 21600 0 21600 0 0 Z N"/>
        </draw:custom-shape>
        <draw:custom-shape draw:style-name="gr26" draw:text-style-name="P15" draw:layer="layout" svg:width="0.402cm" svg:height="0.688cm" draw:transform="skewX (0.00436332312998583) rotate (1.67551608191456) translate (13.609cm 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926cm" svg:y1="5.231cm" svg:x2="12.326cm" svg:y2="4.216cm">
          <text:p/>
        </draw:line>
        <draw:line draw:style-name="gr3" draw:text-style-name="P3" draw:layer="layout" svg:x1="13.926cm" svg:y1="4.416cm" svg:x2="14.526cm" svg:y2="5.616cm">
          <text:p/>
        </draw:line>
        <draw:custom-shape draw:style-name="gr28" draw:text-style-name="P6" draw:layer="layout" svg:width="2cm" svg:height="0.288cm" svg:x="12.126cm" svg:y="4.615cm">
          <text:p/>
          <draw:enhanced-geometry svg:viewBox="0 0 1344 449" draw:mirror-horizontal="false" draw:mirror-vertical="false" draw:type="non-primitive" draw:enhanced-path="M 0 0 C 860 448 1343 448 1343 448 N"/>
        </draw:custom-shape>
        <draw:custom-shape draw:style-name="gr29" draw:text-style-name="P5" draw:layer="layout" svg:width="1.849cm" svg:height="0.963cm" svg:x="12.426cm" svg:y="3.842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21" draw:text-style-name="P9" draw:layer="layout" svg:width="0.498cm" svg:height="0.341cm" svg:x="14.228cm" svg:y="4.67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0" draw:text-style-name="P16" draw:layer="layout" svg:width="1.4cm" svg:height="0.984cm" svg:x="7cm" svg:y="9.2cm">
          <draw:text-box>
            <text:p><text:span text:style-name="T2">#1</text:span></text:p>
          </draw:text-box>
        </draw:frame>
        <draw:frame draw:style-name="gr30" draw:text-style-name="P16" draw:layer="layout" svg:width="1.4cm" svg:height="0.984cm" svg:x="7.025cm" svg:y="11.815cm">
          <draw:text-box>
            <text:p><text:span text:style-name="T2">#1</text:span></text:p>
          </draw:text-box>
        </draw:frame>
        <draw:frame draw:style-name="gr30" draw:text-style-name="P17" draw:layer="layout" svg:width="1.4cm" svg:height="0.984cm" svg:x="12.4cm" svg:y="7.2cm">
          <draw:text-box>
            <text:list text:style-name="L1">
              <text:list-header>
                <text:p text:style-name="P11"><text:span text:style-name="T10">1</text:span><text:span text:style-name="T11">st</text:span><text:span text:style-name="T10"> </text:span></text:p>
              </text:list-header>
            </text:list>
          </draw:text-box>
        </draw:frame>
        <draw:line draw:style-name="gr31" draw:text-style-name="P18" draw:layer="layout" svg:x1="7.829cm" svg:y1="10.517cm" svg:x2="16.2cm" svg:y2="10.517cm">
          <text:p/>
        </draw:line>
        <draw:frame draw:style-name="gr32" draw:text-style-name="P18" draw:layer="layout" svg:width="5.207cm" svg:height="0.588cm" svg:x="9.164cm" svg:y="9.829cm">
          <text:p/>
          <draw:object xlink:href="./Object 3" xlink:type="simple" xlink:show="embed" xlink:actuate="onLoad"/>
          <draw:image xlink:href="./ObjectReplacements/Object 3" xlink:type="simple" xlink:show="embed" xlink:actuate="onLoad"/>
        </draw:frame>
        <draw:line draw:style-name="gr31" draw:text-style-name="P18" draw:layer="layout" svg:x1="7.935cm" svg:y1="13.305cm" svg:x2="17.028cm" svg:y2="13.305cm">
          <text:p/>
        </draw:line>
        <draw:frame draw:style-name="gr32" draw:text-style-name="P18" draw:layer="layout" svg:width="4.217cm" svg:height="0.589cm" svg:x="9.269cm" svg:y="12.616cm">
          <text:p/>
          <draw:object xlink:href="./Object 4" xlink:type="simple" xlink:show="embed" xlink:actuate="onLoad"/>
          <draw:image xlink:href="./ObjectReplacements/Object 4" xlink:type="simple" xlink:show="embed" xlink:actuate="onLoad"/>
        </draw:frame>
        <draw:frame draw:style-name="gr33" draw:text-style-name="P19" draw:layer="layout" svg:width="7.618cm" svg:height="0.884cm" svg:x="8.182cm" svg:y="10.445cm">
          <draw:text-box>
            <text:p><text:span text:style-name="T12">Extraction kicker delay compensation</text:span></text:p>
          </draw:text-box>
        </draw:frame>
        <draw:frame draw:style-name="gr33" draw:text-style-name="P19" draw:layer="layout" svg:width="8.375cm" svg:height="0.884cm" svg:x="8.225cm" svg:y="13.316cm">
          <draw:text-box>
            <text:p><text:span text:style-name="T12">Injection kicker delay compensation</text:span></text:p>
          </draw:text-box>
        </draw:frame>
        <draw:custom-shape draw:style-name="gr27" draw:text-style-name="P12" draw:layer="layout" svg:width="1cm" svg:height="0.723cm" svg:x="11.925cm" svg:y="1.709cm">
          <text:list text:style-name="L1">
            <text:list-header>
              <text:p text:style-name="P11"><text:span text:style-name="T8">#2</text:span></text:p>
            </text:list-header>
          </text:list>
          <draw:enhanced-geometry svg:viewBox="0 0 21600 21600" draw:type="mso-spt202" draw:enhanced-path="M 0 0 L 21600 0 21600 21600 0 21600 0 0 Z N"/>
        </draw:custom-shape>
        <draw:custom-shape draw:style-name="gr27" draw:text-style-name="P12" draw:layer="layout" svg:width="1cm" svg:height="0.723cm" svg:x="12.826cm" svg:y="1.237cm">
          <text:list text:style-name="L1">
            <text:list-header>
              <text:p text:style-name="P11"><text:span text:style-name="T8">#3</text:span></text:p>
            </text:list-header>
          </text:list>
          <draw:enhanced-geometry svg:viewBox="0 0 21600 21600" draw:type="mso-spt202" draw:enhanced-path="M 0 0 L 21600 0 21600 21600 0 21600 0 0 Z N"/>
        </draw:custom-shape>
        <draw:custom-shape draw:style-name="gr27" draw:text-style-name="P12" draw:layer="layout" svg:width="1cm" svg:height="0.723cm" svg:x="13.727cm" svg:y="1.415cm">
          <text:list text:style-name="L1">
            <text:list-header>
              <text:p text:style-name="P11"><text:span text:style-name="T8">#4</text:span></text:p>
            </text:list-header>
          </text:list>
          <draw:enhanced-geometry svg:viewBox="0 0 21600 21600" draw:type="mso-spt202" draw:enhanced-path="M 0 0 L 21600 0 21600 21600 0 21600 0 0 Z N"/>
        </draw:custom-shape>
        <draw:frame draw:style-name="gr34" draw:text-style-name="P16" draw:layer="layout" svg:width="4.6cm" svg:height="0.9cm" svg:x="1.1cm" svg:y="1.441cm">
          <draw:text-box>
            <text:p text:style-name="P20"><text:span text:style-name="T2">RF virtual cavity</text:span></text:p>
          </draw:text-box>
        </draw:frame>
        <draw:line draw:style-name="gr35" draw:text-style-name="P18" draw:layer="layout" svg:x1="5.158cm" svg:y1="2.793cm" svg:x2="4.7cm" svg:y2="2cm">
          <text:p/>
        </draw:line>
        <draw:frame draw:style-name="gr34" draw:text-style-name="P16" draw:layer="layout" svg:width="4.6cm" svg:height="0.9cm" svg:x="14.9cm" svg:y="5.3cm">
          <draw:text-box>
            <text:p text:style-name="P20"><text:span text:style-name="T2">RF virtual cavity</text:span></text:p>
          </draw:text-box>
        </draw:frame>
        <draw:line draw:style-name="gr35" draw:text-style-name="P18" draw:layer="layout" svg:x1="15.184cm" svg:y1="5.809cm" svg:x2="14.726cm" svg:y2="5.016cm">
          <text:p/>
        </draw:line>
        <draw:frame draw:style-name="gr34" draw:text-style-name="P16" draw:layer="layout" svg:width="4.6cm" svg:height="0.9cm" svg:x="8.6cm" svg:y="4.816cm">
          <draw:text-box>
            <text:p text:style-name="P20"><text:span text:style-name="T2">Injection kicker</text:span></text:p>
          </draw:text-box>
        </draw:frame>
        <draw:frame draw:style-name="gr34" draw:text-style-name="P16" draw:layer="layout" svg:width="4.6cm" svg:height="0.9cm" svg:x="6.2cm" svg:y="1.4cm">
          <draw:text-box>
            <text:p text:style-name="P20"><text:span text:style-name="T2">Extraction kicker</text:span></text:p>
          </draw:text-box>
        </draw:frame>
        <draw:frame draw:style-name="gr32" draw:text-style-name="P18" draw:layer="layout" svg:width="1.098cm" svg:height="0.589cm" svg:x="9.702cm" svg:y="7.211cm">
          <text:p/>
          <draw:object xlink:href="./Object 5" xlink:type="simple" xlink:show="embed" xlink:actuate="onLoad"/>
          <draw:image xlink:href="./ObjectReplacements/Object 5" xlink:type="simple" xlink:show="embed" xlink:actuate="onLoad"/>
        </draw:frame>
        <draw:g>
          <draw:line draw:style-name="gr13" draw:text-style-name="P3" draw:layer="layout" svg:x1="9.4cm" svg:y1="8.086cm" svg:x2="11.226cm" svg:y2="8.086cm">
            <text:p/>
          </draw:line>
          <draw:custom-shape draw:style-name="gr36" draw:text-style-name="P6" draw:layer="layout" svg:width="1.829cm" svg:height="2.161cm" svg:x="9.4cm" svg:y="7cm">
            <text:p/>
            <draw:enhanced-geometry svg:viewBox="0 0 21600 21600" draw:type="mso-spt202" draw:enhanced-path="M 0 0 L 21600 0 21600 21600 0 21600 0 0 Z N"/>
          </draw:custom-shape>
        </draw:g>
        <draw:g>
          <draw:line draw:style-name="gr13" draw:text-style-name="P3" draw:layer="layout" svg:x1="7.971cm" svg:y1="9.359cm" svg:x2="17.917cm" svg:y2="9.359cm">
            <text:p/>
          </draw:line>
          <draw:custom-shape draw:style-name="gr37" draw:text-style-name="P6" draw:layer="layout" svg:width="9.96cm" svg:height="0.649cm" svg:x="7.971cm" svg:y="9.033cm">
            <text:p/>
            <draw:enhanced-geometry svg:viewBox="0 0 21600 21600" draw:type="mso-spt202" draw:enhanced-path="M 0 0 L 21600 0 21600 21600 0 21600 0 0 Z N"/>
          </draw:custom-shape>
        </draw:g>
        <draw:frame draw:style-name="gr32" draw:text-style-name="P18" draw:layer="layout" svg:width="1.229cm" svg:height="0.588cm" svg:x="12.4cm" svg:y="8.7cm">
          <text:p/>
          <draw:object xlink:href="./Object 6" xlink:type="simple" xlink:show="embed" xlink:actuate="onLoad"/>
          <draw:image xlink:href="./ObjectReplacements/Object 6" xlink:type="simple" xlink:show="embed" xlink:actuate="onLoad"/>
        </draw:frame>
        <draw:g>
          <draw:line draw:style-name="gr13" draw:text-style-name="P3" draw:layer="layout" svg:x1="5.301cm" svg:y1="7.425cm" svg:x2="7.904cm" svg:y2="7.425cm">
            <text:p/>
          </draw:line>
          <draw:custom-shape draw:style-name="gr14" draw:text-style-name="P6" draw:layer="layout" svg:width="2.8cm" svg:height="2.161cm" svg:x="5.301cm" svg:y="6.339cm">
            <text:p/>
            <draw:enhanced-geometry svg:viewBox="0 0 21600 21600" draw:type="mso-spt202" draw:enhanced-path="M 0 0 L 21600 0 21600 21600 0 21600 0 0 Z N"/>
          </draw:custom-shape>
        </draw:g>
        <draw:custom-shape draw:style-name="gr38" draw:text-style-name="P22" draw:layer="layout" svg:width="2.5cm" svg:height="0.816cm" svg:x="5.4cm" svg:y="6.485cm">
          <text:list text:style-name="L1">
            <text:list-header>
              <text:p text:style-name="P21"><text:span text:style-name="T13">t</text:span><text:span text:style-name="T14">diff_sync</text:span></text:p>
            </text:list-header>
          </text:list>
          <draw:enhanced-geometry svg:viewBox="0 0 21600 21600" draw:type="mso-spt202" draw:enhanced-path="M 0 0 L 21600 0 21600 21600 0 21600 0 0 Z N"/>
        </draw:custom-shape>
        <draw:line draw:style-name="gr12" draw:text-style-name="P3" draw:layer="layout" svg:x1="5.345cm" svg:y1="6.8cm" svg:x2="5.345cm" svg:y2="7.8cm">
          <text:p/>
        </draw:line>
        <draw:line draw:style-name="gr12" draw:text-style-name="P3" draw:layer="layout" svg:x1="7.901cm" svg:y1="6.6cm" svg:x2="7.904cm" svg:y2="14.497cm">
          <text:p/>
        </draw:line>
        <draw:line draw:style-name="gr17" draw:text-style-name="P3" draw:layer="layout" svg:x1="20.6cm" svg:y1="10.605cm" svg:x2="18.028cm" svg:y2="10.605cm">
          <text:p/>
        </draw:line>
        <draw:frame draw:style-name="gr32" draw:text-style-name="P18" draw:layer="layout" svg:width="2.327cm" svg:height="0.529cm" svg:x="17.2cm" svg:y="11.12cm">
          <text:p/>
          <draw:object xlink:href="./Object 1" xlink:type="simple" xlink:show="embed" xlink:actuate="onLoad"/>
          <draw:image xlink:href="./ObjectReplacements/Object 1" xlink:type="simple" xlink:show="embed" xlink:actuate="onLoad"/>
        </draw:frame>
        <draw:custom-shape draw:style-name="gr39" draw:text-style-name="P23" draw:layer="layout" svg:width="0.6cm" svg:height="1.4cm" svg:x="16.2cm" svg:y="9.8cm">
          <text:p/>
          <draw:enhanced-geometry svg:viewBox="0 0 640 861" draw:text-areas="257 295 414 566" draw:type="non-primitive" draw:enhanced-path="M 640 233 L 221 293 506 12 367 0 29 406 431 347 145 645 99 520 0 861 326 765 209 711 640 233 640 233 Z N"/>
        </draw:custom-shape>
        <draw:line draw:style-name="gr12" draw:text-style-name="P3" draw:layer="layout" svg:x1="16.2cm" svg:y1="10.4cm" svg:x2="16.2cm" svg:y2="11.708cm">
          <text:p/>
        </draw:line>
        <draw:line draw:style-name="gr12" draw:text-style-name="P3" draw:layer="layout" svg:x1="17.028cm" svg:y1="13.2cm" svg:x2="17.028cm" svg:y2="14.712cm">
          <text:p/>
        </draw:line>
        <draw:custom-shape draw:style-name="gr15" draw:text-style-name="P8" draw:layer="layout" svg:width="2.002cm" svg:height="0.816cm" svg:x="18.174cm" svg:y="12.6cm">
          <text:list text:style-name="L1">
            <text:list-header>
              <text:p text:style-name="P7"><text:span text:style-name="T4">t</text:span><text:span text:style-name="T6">pattern</text:span></text:p>
            </text:list-header>
          </text:list>
          <draw:enhanced-geometry svg:viewBox="0 0 21600 21600" draw:type="mso-spt202" draw:enhanced-path="M 0 0 L 21600 0 21600 21600 0 21600 0 0 Z N"/>
        </draw:custom-shape>
        <draw:line draw:style-name="gr17" draw:text-style-name="P3" draw:layer="layout" svg:x1="20.577cm" svg:y1="13.4cm" svg:x2="18.005cm" svg:y2="13.4cm">
          <text:p/>
        </draw:line>
        <draw:custom-shape draw:style-name="gr40" draw:text-style-name="P24" draw:layer="layout" svg:width="0.6cm" svg:height="0.6cm" svg:x="20.3cm" svg:y="9.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9" draw:text-style-name="P23" draw:layer="layout" svg:width="0.6cm" svg:height="1.4cm" svg:x="17.028cm" svg:y="12.598cm">
          <text:p/>
          <draw:enhanced-geometry svg:viewBox="0 0 640 861" draw:text-areas="257 295 414 566" draw:type="non-primitive" draw:enhanced-path="M 640 233 L 221 293 506 12 367 0 29 406 431 347 145 645 99 520 0 861 326 765 209 711 640 233 640 233 Z N"/>
        </draw:custom-shape>
        <draw:line draw:style-name="gr17" draw:text-style-name="P3" draw:layer="layout" svg:x1="17.028cm" svg:y1="14.6cm" svg:x2="20.605cm" svg:y2="14.6cm">
          <text:p/>
        </draw:line>
        <draw:frame draw:style-name="gr32" draw:text-style-name="P18" draw:layer="layout" svg:width="1.349cm" svg:height="0.53cm" svg:x="18.059cm" svg:y="14.002cm">
          <text:p/>
          <draw:object xlink:href="./Object 2" xlink:type="simple" xlink:show="embed" xlink:actuate="onLoad"/>
          <draw:image xlink:href="./ObjectReplacements/Object 2" xlink:type="simple" xlink:show="embed" xlink:actuate="onLoad"/>
        </draw:frame>
        <draw:line draw:style-name="gr12" draw:text-style-name="P3" draw:layer="layout" svg:x1="20.605cm" svg:y1="10.5cm" svg:x2="20.605cm" svg:y2="11.808cm">
          <text:p/>
        </draw:line>
        <draw:line draw:style-name="gr16" draw:text-style-name="P3" draw:layer="layout" svg:x1="20.6cm" svg:y1="13.3cm" svg:x2="20.605cm" svg:y2="14.002cm">
          <text:p/>
        </draw:line>
        <draw:line draw:style-name="gr12" draw:text-style-name="P3" draw:layer="layout" svg:x1="20.605cm" svg:y1="13.3cm" svg:x2="20.605cm" svg:y2="14.8cm">
          <text:p/>
        </draw:line>
        <draw:custom-shape draw:style-name="gr38" draw:text-style-name="P22" draw:layer="layout" svg:width="2.5cm" svg:height="0.816cm" svg:x="15.4cm" svg:y="6.4cm">
          <text:list text:style-name="L1">
            <text:list-header>
              <text:p text:style-name="P21"><text:span text:style-name="T13">t</text:span><text:span text:style-name="T14">diff_sync</text:span></text:p>
            </text:list-header>
          </text:list>
          <draw:enhanced-geometry svg:viewBox="0 0 21600 21600" draw:type="mso-spt202" draw:enhanced-path="M 0 0 L 21600 0 21600 21600 0 21600 0 0 Z N"/>
        </draw:custom-shape>
        <draw:custom-shape draw:style-name="gr40" draw:text-style-name="P24" draw:layer="layout" svg:width="0.6cm" svg:height="0.6cm" svg:x="20.3cm" svg:y="12.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41" draw:layer="layout" svg:width="13.952cm" svg:height="10.461cm" svg:x="3.81cm" svg:y="2.121cm" draw:page-number="1" presentation:class="page"/>
          <draw:frame presentation:style-name="pr1" draw:text-style-name="P25" draw:layer="layout" svg:width="17.255cm" svg:height="12.555cm" svg:x="2.16cm" svg:y="13.269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42" draw:text-style-name="P2" draw:layer="layout" svg:width="2.439cm" svg:height="2.275cm" svg:x="5.387cm" svg:y="2.341cm">
          <text:p text:style-name="P26"><text:span text:style-name="T1"/></text:p>
          <text:p text:style-name="P26"><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3" draw:layer="layout" svg:x1="6.946cm" svg:y1="2.341cm" svg:x2="12.126cm" svg:y2="4.816cm">
          <text:p/>
        </draw:line>
        <draw:line draw:style-name="gr44" draw:text-style-name="P3" draw:layer="layout" svg:x1="6.934cm" svg:y1="2.07cm" svg:x2="6.938cm" svg:y2="2.616cm">
          <text:p/>
        </draw:line>
        <draw:line draw:style-name="gr44" draw:text-style-name="P3" draw:layer="layout" svg:x1="5.805cm" svg:y1="3.033cm" svg:x2="5.47cm" svg:y2="2.301cm">
          <text:p/>
        </draw:line>
        <draw:custom-shape draw:style-name="gr45" draw:text-style-name="P5" draw:layer="layout" svg:width="1.345cm" svg:height="0.963cm" svg:x="5.804cm" svg:y="2.441cm">
          <text:list text:style-name="L1">
            <text:list-header>
              <text:p text:style-name="P27"><text:span text:style-name="T3">t</text:span><text:span text:style-name="T4">src</text:span></text:p>
            </text:list-header>
          </text:list>
          <draw:enhanced-geometry svg:viewBox="0 0 21600 21600" draw:type="mso-spt202" draw:enhanced-path="M 0 0 L 21600 0 21600 21600 0 21600 0 0 Z N"/>
        </draw:custom-shape>
        <draw:custom-shape draw:style-name="gr46" draw:text-style-name="P5" draw:layer="layout" svg:width="2.187cm" svg:height="1.674cm" draw:transform="skewX (-0.000523598775598293) rotate (-0.405614518163482) translate (9.317cm 2.416cm)">
          <text:list text:style-name="L1">
            <text:list-header>
              <text:p text:style-name="P27"><text:span text:style-name="T3">TOF </text:span></text:p>
              <text:p text:style-name="P27"><text:span text:style-name="T3"/></text:p>
            </text:list-header>
          </text:list>
          <draw:enhanced-geometry svg:viewBox="0 0 21600 21600" draw:type="mso-spt202" draw:enhanced-path="M 0 0 L 21600 0 21600 21600 0 21600 0 0 Z N"/>
        </draw:custom-shape>
        <draw:custom-shape draw:style-name="gr47" draw:text-style-name="P6" draw:layer="layout" svg:width="1.207cm" svg:height="0.375cm" svg:x="5.739cm" svg:y="2.443cm">
          <text:p/>
          <draw:enhanced-geometry svg:viewBox="0 0 1194 399" draw:type="non-primitive" draw:enhanced-path="M 0 398 C 764 0 1193 0 1193 0 N"/>
        </draw:custom-shape>
        <draw:line draw:style-name="gr48" draw:text-style-name="P3" draw:layer="layout" svg:x1="4.225cm" svg:y1="11.155cm" svg:x2="26.623cm" svg:y2="11.159cm">
          <text:p/>
        </draw:line>
        <draw:line draw:style-name="gr48" draw:text-style-name="P3" draw:layer="layout" svg:x1="4.225cm" svg:y1="13.998cm" svg:x2="26.455cm" svg:y2="14.002cm">
          <text:p/>
        </draw:line>
        <draw:line draw:style-name="gr49" draw:text-style-name="P3" draw:layer="layout" svg:x1="7.855cm" svg:y1="12.64cm" svg:x2="7.86cm" svg:y2="14.148cm">
          <text:p/>
        </draw:line>
        <draw:line draw:style-name="gr49" draw:text-style-name="P3" draw:layer="layout" svg:x1="18.055cm" svg:y1="12.689cm" svg:x2="18.059cm" svg:y2="13.994cm">
          <text:p/>
        </draw:line>
        <draw:line draw:style-name="gr49" draw:text-style-name="P3" draw:layer="layout" svg:x1="7.924cm" svg:y1="9.633cm" svg:x2="7.929cm" svg:y2="11.141cm">
          <text:p/>
        </draw:line>
        <draw:line draw:style-name="gr48" draw:text-style-name="P3" draw:layer="layout" svg:x1="4.225cm" svg:y1="8.441cm" svg:x2="26.826cm" svg:y2="8.396cm">
          <text:p/>
        </draw:line>
        <draw:line draw:style-name="gr49" draw:text-style-name="P3" draw:layer="layout" svg:x1="5.323cm" svg:y1="7.617cm" svg:x2="5.345cm" svg:y2="8.424cm">
          <text:p/>
        </draw:line>
        <draw:line draw:style-name="gr49" draw:text-style-name="P3" draw:layer="layout" svg:x1="15.246cm" svg:y1="7.814cm" svg:x2="15.25cm" svg:y2="8.423cm">
          <text:p/>
        </draw:line>
        <draw:custom-shape draw:style-name="gr50" draw:text-style-name="P5" draw:layer="layout" svg:width="1.434cm" svg:height="0.724cm" svg:x="25.793cm" svg:y="11.414cm">
          <text:list text:style-name="L1">
            <text:list-header>
              <text:p text:style-name="P27"><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4cm" svg:x="25.793cm" svg:y="8.414cm">
          <text:list text:style-name="L1">
            <text:list-header>
              <text:p text:style-name="P27"><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4cm" svg:x="25.855cm" svg:y="14.491cm">
          <text:list text:style-name="L1">
            <text:list-header>
              <text:p text:style-name="P27"><text:span text:style-name="T4">time</text:span></text:p>
            </text:list-header>
          </text:list>
          <draw:enhanced-geometry svg:viewBox="0 0 21600 21600" draw:type="mso-spt202" draw:enhanced-path="M 0 0 L 21600 0 21600 21600 0 21600 0 0 Z N"/>
        </draw:custom-shape>
        <draw:line draw:style-name="gr49" draw:text-style-name="P3" draw:layer="layout" svg:x1="7.282cm" svg:y1="7.746cm" svg:x2="7.287cm" svg:y2="8.425cm">
          <text:p/>
        </draw:line>
        <draw:line draw:style-name="gr49" draw:text-style-name="P3" draw:layer="layout" svg:x1="9.34cm" svg:y1="7.746cm" svg:x2="9.345cm" svg:y2="8.425cm">
          <text:p/>
        </draw:line>
        <draw:line draw:style-name="gr49" draw:text-style-name="P3" draw:layer="layout" svg:x1="11.224cm" svg:y1="7.746cm" svg:x2="11.229cm" svg:y2="8.425cm">
          <text:p/>
        </draw:line>
        <draw:line draw:style-name="gr49" draw:text-style-name="P3" draw:layer="layout" svg:x1="13.186cm" svg:y1="7.746cm" svg:x2="13.191cm" svg:y2="8.425cm">
          <text:p/>
        </draw:line>
        <draw:line draw:style-name="gr49" draw:text-style-name="P3" draw:layer="layout" svg:x1="17.406cm" svg:y1="7.746cm" svg:x2="17.41cm" svg:y2="8.425cm">
          <text:p/>
        </draw:line>
        <draw:line draw:style-name="gr49" draw:text-style-name="P3" draw:layer="layout" svg:x1="21.627cm" svg:y1="7.746cm" svg:x2="21.631cm" svg:y2="8.425cm">
          <text:p/>
        </draw:line>
        <draw:line draw:style-name="gr49" draw:text-style-name="P3" draw:layer="layout" svg:x1="17.975cm" svg:y1="9.627cm" svg:x2="17.98cm" svg:y2="11.135cm">
          <text:p/>
        </draw:line>
        <draw:custom-shape draw:style-name="gr51" draw:text-style-name="P5" draw:layer="layout" svg:width="3.975cm" svg:height="0.932cm" svg:x="14.2cm" svg:y="9.2cm">
          <text:list text:style-name="L2">
            <text:list-header>
              <text:p text:style-name="P27"><text:span text:style-name="T5">Extraction Kick</text:span></text:p>
            </text:list-header>
          </text:list>
          <draw:enhanced-geometry svg:viewBox="0 0 21600 21600" draw:type="mso-spt202" draw:enhanced-path="M 0 0 L 21600 0 21600 21600 0 21600 0 0 Z N"/>
        </draw:custom-shape>
        <draw:custom-shape draw:style-name="gr52" draw:text-style-name="P5" draw:layer="layout" svg:width="3.6cm" svg:height="0.9cm" svg:x="14.8cm" svg:y="12cm">
          <text:list text:style-name="L2">
            <text:list-header>
              <text:p text:style-name="P27"><text:span text:style-name="T5">Injection Kick</text:span></text:p>
            </text:list-header>
          </text:list>
          <draw:enhanced-geometry svg:viewBox="0 0 21600 21600" draw:mirror-horizontal="false" draw:mirror-vertical="false" draw:type="mso-spt202" draw:enhanced-path="M 0 0 L 21600 0 21600 21600 0 21600 0 0 Z N"/>
        </draw:custom-shape>
        <draw:line draw:style-name="gr49" draw:text-style-name="P3" draw:layer="layout" svg:x1="19.391cm" svg:y1="7.746cm" svg:x2="19.395cm" svg:y2="8.425cm">
          <text:p/>
        </draw:line>
        <draw:line draw:style-name="gr53" draw:text-style-name="P3" draw:layer="layout" svg:x1="18.024cm" svg:y1="6.8cm" svg:x2="18.024cm" svg:y2="13.994cm">
          <text:p/>
        </draw:line>
        <draw:line draw:style-name="gr49" draw:text-style-name="P3" draw:layer="layout" svg:x1="17.975cm" svg:y1="9.633cm" svg:x2="17.98cm" svg:y2="11.141cm">
          <text:p/>
        </draw:line>
        <draw:g>
          <draw:line draw:style-name="gr54" draw:text-style-name="P3" draw:layer="layout" svg:x1="15.224cm" svg:y1="7.358cm" svg:x2="18.02cm" svg:y2="7.358cm">
            <text:p/>
          </draw:line>
          <draw:custom-shape draw:style-name="gr55" draw:text-style-name="P6" draw:layer="layout" svg:width="2.8cm" svg:height="2.161cm" svg:x="15.224cm" svg:y="6.272cm">
            <text:p/>
            <draw:enhanced-geometry svg:viewBox="0 0 21600 21600" draw:type="mso-spt202" draw:enhanced-path="M 0 0 L 21600 0 21600 21600 0 21600 0 0 Z N"/>
          </draw:custom-shape>
        </draw:g>
        <draw:line draw:style-name="gr53" draw:text-style-name="P3" draw:layer="layout" svg:x1="15.25cm" svg:y1="6.915cm" svg:x2="15.25cm" svg:y2="8.2cm">
          <text:p/>
        </draw:line>
        <draw:custom-shape draw:style-name="gr56" draw:text-style-name="P8" draw:layer="layout" svg:width="2.002cm" svg:height="0.816cm" svg:x="18.2cm" svg:y="9.8cm">
          <text:list text:style-name="L1">
            <text:list-header>
              <text:p text:style-name="P28"><text:span text:style-name="T4">t</text:span><text:span text:style-name="T6">pattern</text:span></text:p>
            </text:list-header>
          </text:list>
          <draw:enhanced-geometry svg:viewBox="0 0 21600 21600" draw:type="mso-spt202" draw:enhanced-path="M 0 0 L 21600 0 21600 21600 0 21600 0 0 Z N"/>
        </draw:custom-shape>
        <draw:line draw:style-name="gr49" draw:text-style-name="P3" draw:layer="layout" svg:x1="18.005cm" svg:y1="12.692cm" svg:x2="18.01cm" svg:y2="13.997cm">
          <text:p/>
        </draw:line>
        <draw:line draw:style-name="gr49" draw:text-style-name="P3" draw:layer="layout" svg:x1="18.027cm" svg:y1="9.633cm" svg:x2="18.031cm" svg:y2="11.141cm">
          <text:p/>
        </draw:line>
        <draw:line draw:style-name="gr57" draw:text-style-name="P3" draw:layer="layout" svg:x1="20.6cm" svg:y1="10.5cm" svg:x2="20.6cm" svg:y2="11.155cm">
          <text:p/>
        </draw:line>
        <draw:line draw:style-name="gr58" draw:text-style-name="P3" draw:layer="layout" svg:x1="16.2cm" svg:y1="11.708cm" svg:x2="20.605cm" svg:y2="11.708cm">
          <text:p/>
        </draw:line>
        <draw:custom-shape draw:style-name="gr59" draw:text-style-name="P5" draw:layer="layout" svg:width="5.203cm" svg:height="2.385cm" svg:x="0.023cm" svg:y="9.814cm">
          <text:list text:style-name="L1">
            <text:list-header>
              <text:p text:style-name="P27"><text:span text:style-name="T7">SIS100 bucket marker @SIS18</text:span></text:p>
            </text:list-header>
          </text:list>
          <draw:enhanced-geometry svg:viewBox="0 0 21600 21600" draw:type="mso-spt202" draw:enhanced-path="M 0 0 L 21600 0 21600 21600 0 21600 0 0 Z N"/>
        </draw:custom-shape>
        <draw:custom-shape draw:style-name="gr60" draw:text-style-name="P5" draw:layer="layout" svg:width="4.905cm" svg:height="2.386cm" svg:x="-0.079cm" svg:y="7.016cm">
          <text:list text:style-name="L1">
            <text:list-header>
              <text:p text:style-name="P27"><text:span text:style-name="T7">SIS18 revolution</text:span></text:p>
              <text:p text:style-name="P27"><text:span text:style-name="T7">frequency marker @SIS18</text:span></text:p>
            </text:list-header>
          </text:list>
          <draw:enhanced-geometry svg:viewBox="0 0 21600 21600" draw:type="mso-spt202" draw:enhanced-path="M 0 0 L 21600 0 21600 21600 0 21600 0 0 Z N"/>
        </draw:custom-shape>
        <draw:custom-shape draw:style-name="gr61" draw:text-style-name="P5" draw:layer="layout" svg:width="5.8cm" svg:height="2.386cm" svg:x="0.026cm" svg:y="13.033cm">
          <text:list text:style-name="L1">
            <text:list-header>
              <text:p text:style-name="P27"><text:span text:style-name="T7">SIS100 bucket </text:span></text:p>
            </text:list-header>
            <text:list-item>
              <text:p text:style-name="P27"><text:span text:style-name="T7">marker @SIS100</text:span></text:p>
            </text:list-item>
          </text:list>
          <draw:enhanced-geometry svg:viewBox="0 0 21600 21600" draw:type="mso-spt202" draw:enhanced-path="M 0 0 L 21600 0 21600 21600 0 21600 0 0 Z N"/>
        </draw:custom-shape>
        <draw:custom-shape draw:style-name="gr62" draw:text-style-name="P9" draw:layer="layout" svg:width="0.499cm" svg:height="0.341cm" svg:x="5.158cm" svg:y="2.793cm">
          <text:p/>
          <draw:enhanced-geometry svg:viewBox="0 0 21600 21600" draw:glue-points="10800 0 0 10800 10800 21600 21600 10800" draw:type="flowchart-process" draw:enhanced-path="M 0 0 L 21600 0 21600 21600 0 21600 0 0 Z N"/>
        </draw:custom-shape>
        <draw:custom-shape draw:style-name="gr63" draw:text-style-name="P10" draw:layer="layout" svg:width="0.402cm" svg:height="0.287cm" svg:x="7.524cm" svg:y="2.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2" draw:layer="layout" svg:width="1.002cm" svg:height="0.723cm" svg:x="6.825cm" svg:y="2.816cm">
          <text:list text:style-name="L1">
            <text:list-header>
              <text:p text:style-name="P29"><text:span text:style-name="T8">1</text:span><text:span text:style-name="T9">st</text:span><text:span text:style-name="T8"> </text:span></text:p>
            </text:list-header>
          </text:list>
          <draw:enhanced-geometry svg:viewBox="0 0 21600 21600" draw:type="mso-spt202" draw:enhanced-path="M 0 0 L 21600 0 21600 21600 0 21600 0 0 Z N"/>
        </draw:custom-shape>
        <draw:custom-shape draw:style-name="gr65" draw:text-style-name="P12" draw:layer="layout" svg:width="5cm" svg:height="0.801cm" svg:x="3.725cm" svg:y="3.017cm">
          <text:list text:style-name="L1">
            <text:list-header>
              <text:p text:style-name="P29"><text:span text:style-name="T10">U</text:span><text:span text:style-name="T15">28+</text:span></text:p>
            </text:list-header>
          </text:list>
          <draw:enhanced-geometry svg:viewBox="0 0 21600 21600" draw:type="mso-spt202" draw:enhanced-path="M 0 0 L 21600 0 21600 21600 0 21600 0 0 Z N"/>
        </draw:custom-shape>
        <draw:custom-shape draw:style-name="gr66" draw:text-style-name="P14" draw:layer="layout" svg:width="4.111cm" svg:height="4.133cm" svg:x="11.38cm" svg:y="1.098cm">
          <text:list text:style-name="L1">
            <text:list-header>
              <text:p text:style-name="P30"><text:span text:style-name="T10"><text:s text:c="4"/></text:span><text:span text:style-name="T10">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7cm" draw:transform="skewX (0.00139626340159525) rotate (-0.837758040957279) translate (11.996cm 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7cm" draw:transform="skewX (0.00139626340159525) rotate (-0.837758040957279) translate (15.086cm 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1cm" svg:height="0.687cm" draw:transform="skewX (0.0013962634015955) rotate (0.542099265669439) translate (11.313cm 4.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3cm" svg:height="0.688cm" draw:transform="skewX (-0.00139626340159558) rotate (0.855211333477222) translate (14.071cm 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9cm" draw:transform="rotate (1.15191730631626) translate (12.285cm 5.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296705972839036) rotate (1.55334303427495) translate (12.673cm 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383cm" svg:height="0.689cm" draw:transform="skewX (0.00139626340159546) rotate (0.15707963267949) translate (15.038cm 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296705972839037) rotate (-0.127758101245985) translate (11.272cm 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383cm" svg:height="0.689cm" svg:x="15.243cm" svg:y="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2" draw:layer="layout" svg:width="1cm" svg:height="0.723cm" svg:x="11.475cm" svg:y="2.631cm">
          <text:list text:style-name="L1">
            <text:list-header>
              <text:p text:style-name="P29"><text:span text:style-name="T8">#1</text:span></text:p>
            </text:list-header>
          </text:list>
          <draw:enhanced-geometry svg:viewBox="0 0 21600 21600" draw:type="mso-spt202" draw:enhanced-path="M 0 0 L 21600 0 21600 21600 0 21600 0 0 Z N"/>
        </draw:custom-shape>
        <draw:custom-shape draw:style-name="gr68" draw:text-style-name="P15" draw:layer="layout" svg:width="0.402cm" svg:height="0.688cm" draw:transform="skewX (0.00436332312998583) rotate (1.67551608191456) translate (13.609cm 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1.926cm" svg:y1="5.231cm" svg:x2="12.326cm" svg:y2="4.216cm">
          <text:p/>
        </draw:line>
        <draw:line draw:style-name="gr44" draw:text-style-name="P3" draw:layer="layout" svg:x1="13.926cm" svg:y1="4.416cm" svg:x2="14.526cm" svg:y2="5.616cm">
          <text:p/>
        </draw:line>
        <draw:custom-shape draw:style-name="gr70" draw:text-style-name="P6" draw:layer="layout" svg:width="2cm" svg:height="0.288cm" svg:x="12.126cm" svg:y="4.615cm">
          <text:p/>
          <draw:enhanced-geometry svg:viewBox="0 0 1344 449" draw:mirror-horizontal="false" draw:mirror-vertical="false" draw:type="non-primitive" draw:enhanced-path="M 0 0 C 860 448 1343 448 1343 448 N"/>
        </draw:custom-shape>
        <draw:custom-shape draw:style-name="gr45" draw:text-style-name="P5" draw:layer="layout" svg:width="1.345cm" svg:height="0.963cm" svg:x="12.726cm" svg:y="3.942cm">
          <text:list text:style-name="L1">
            <text:list-header>
              <text:p text:style-name="P27"><text:span text:style-name="T3">t</text:span><text:span text:style-name="T4">trg</text:span></text:p>
            </text:list-header>
          </text:list>
          <draw:enhanced-geometry svg:viewBox="0 0 21600 21600" draw:type="mso-spt202" draw:enhanced-path="M 0 0 L 21600 0 21600 21600 0 21600 0 0 Z N"/>
        </draw:custom-shape>
        <draw:custom-shape draw:style-name="gr62" draw:text-style-name="P9" draw:layer="layout" svg:width="0.498cm" svg:height="0.341cm" svg:x="14.228cm" svg:y="4.67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16" draw:layer="layout" svg:width="1.4cm" svg:height="0.984cm" svg:x="7cm" svg:y="9.2cm">
          <draw:text-box>
            <text:p text:style-name="P31"><text:span text:style-name="T2">#1</text:span></text:p>
          </draw:text-box>
        </draw:frame>
        <draw:frame draw:style-name="gr71" draw:text-style-name="P16" draw:layer="layout" svg:width="1.4cm" svg:height="0.984cm" svg:x="7.025cm" svg:y="11.815cm">
          <draw:text-box>
            <text:p text:style-name="P31"><text:span text:style-name="T2">#1</text:span></text:p>
          </draw:text-box>
        </draw:frame>
        <draw:frame draw:style-name="gr71" draw:text-style-name="P17" draw:layer="layout" svg:width="1.4cm" svg:height="0.984cm" svg:x="12.4cm" svg:y="7.2cm">
          <draw:text-box>
            <text:list text:style-name="L1">
              <text:list-header>
                <text:p text:style-name="P32"><text:span text:style-name="T10">1</text:span><text:span text:style-name="T11">st</text:span><text:span text:style-name="T10"> </text:span></text:p>
              </text:list-header>
            </text:list>
          </draw:text-box>
        </draw:frame>
        <draw:line draw:style-name="gr31" draw:text-style-name="P18" draw:layer="layout" svg:x1="7.829cm" svg:y1="10.517cm" svg:x2="16.2cm" svg:y2="10.517cm">
          <text:p/>
        </draw:line>
        <draw:frame draw:style-name="gr72" draw:text-style-name="P18" draw:layer="layout" svg:width="5.207cm" svg:height="0.588cm" svg:x="9.164cm" svg:y="9.829cm">
          <text:p/>
          <draw:object xlink:href="./Object 7" xlink:type="simple" xlink:show="embed" xlink:actuate="onLoad"/>
          <draw:image xlink:href="./ObjectReplacements/Object 7" xlink:type="simple" xlink:show="embed" xlink:actuate="onLoad"/>
        </draw:frame>
        <draw:line draw:style-name="gr31" draw:text-style-name="P18" draw:layer="layout" svg:x1="7.935cm" svg:y1="13.305cm" svg:x2="17.028cm" svg:y2="13.305cm">
          <text:p/>
        </draw:line>
        <draw:frame draw:style-name="gr72" draw:text-style-name="P18" draw:layer="layout" svg:width="4.217cm" svg:height="0.589cm" svg:x="9.269cm" svg:y="12.616cm">
          <text:p/>
          <draw:object xlink:href="./Object 8" xlink:type="simple" xlink:show="embed" xlink:actuate="onLoad"/>
          <draw:image xlink:href="./ObjectReplacements/Object 8" xlink:type="simple" xlink:show="embed" xlink:actuate="onLoad"/>
        </draw:frame>
        <draw:frame draw:style-name="gr73" draw:text-style-name="P19" draw:layer="layout" svg:width="7.618cm" svg:height="0.884cm" svg:x="8.182cm" svg:y="10.445cm">
          <draw:text-box>
            <text:p text:style-name="P33"><text:span text:style-name="T12">Extraction kicker delay compensation</text:span></text:p>
          </draw:text-box>
        </draw:frame>
        <draw:frame draw:style-name="gr73" draw:text-style-name="P19" draw:layer="layout" svg:width="8.375cm" svg:height="0.884cm" svg:x="8.225cm" svg:y="13.316cm">
          <draw:text-box>
            <text:p text:style-name="P33"><text:span text:style-name="T12">Injection kicker delay compensation</text:span></text:p>
          </draw:text-box>
        </draw:frame>
        <draw:custom-shape draw:style-name="gr69" draw:text-style-name="P12" draw:layer="layout" svg:width="1cm" svg:height="0.723cm" svg:x="11.925cm" svg:y="1.709cm">
          <text:list text:style-name="L1">
            <text:list-header>
              <text:p text:style-name="P29"><text:span text:style-name="T8">#2</text:span></text:p>
            </text:list-header>
          </text:list>
          <draw:enhanced-geometry svg:viewBox="0 0 21600 21600" draw:type="mso-spt202" draw:enhanced-path="M 0 0 L 21600 0 21600 21600 0 21600 0 0 Z N"/>
        </draw:custom-shape>
        <draw:custom-shape draw:style-name="gr69" draw:text-style-name="P12" draw:layer="layout" svg:width="1cm" svg:height="0.723cm" svg:x="12.826cm" svg:y="1.237cm">
          <text:list text:style-name="L1">
            <text:list-header>
              <text:p text:style-name="P29"><text:span text:style-name="T8">#3</text:span></text:p>
            </text:list-header>
          </text:list>
          <draw:enhanced-geometry svg:viewBox="0 0 21600 21600" draw:type="mso-spt202" draw:enhanced-path="M 0 0 L 21600 0 21600 21600 0 21600 0 0 Z N"/>
        </draw:custom-shape>
        <draw:custom-shape draw:style-name="gr69" draw:text-style-name="P12" draw:layer="layout" svg:width="1cm" svg:height="0.723cm" svg:x="13.727cm" svg:y="1.415cm">
          <text:list text:style-name="L1">
            <text:list-header>
              <text:p text:style-name="P29"><text:span text:style-name="T8">#4</text:span></text:p>
            </text:list-header>
          </text:list>
          <draw:enhanced-geometry svg:viewBox="0 0 21600 21600" draw:type="mso-spt202" draw:enhanced-path="M 0 0 L 21600 0 21600 21600 0 21600 0 0 Z N"/>
        </draw:custom-shape>
        <draw:frame draw:style-name="gr74" draw:text-style-name="P16" draw:layer="layout" svg:width="4.6cm" svg:height="0.9cm" svg:x="1.1cm" svg:y="1.441cm">
          <draw:text-box>
            <text:p text:style-name="P20"><text:span text:style-name="T2">RF virtual cavity</text:span></text:p>
          </draw:text-box>
        </draw:frame>
        <draw:line draw:style-name="gr35" draw:text-style-name="P18" draw:layer="layout" svg:x1="5.158cm" svg:y1="2.793cm" svg:x2="4.7cm" svg:y2="2cm">
          <text:p/>
        </draw:line>
        <draw:frame draw:style-name="gr74" draw:text-style-name="P16" draw:layer="layout" svg:width="4.6cm" svg:height="0.9cm" svg:x="14.9cm" svg:y="5.3cm">
          <draw:text-box>
            <text:p text:style-name="P20"><text:span text:style-name="T2">RF virtual cavity</text:span></text:p>
          </draw:text-box>
        </draw:frame>
        <draw:line draw:style-name="gr35" draw:text-style-name="P18" draw:layer="layout" svg:x1="15.184cm" svg:y1="5.809cm" svg:x2="14.726cm" svg:y2="5.016cm">
          <text:p/>
        </draw:line>
        <draw:frame draw:style-name="gr74" draw:text-style-name="P16" draw:layer="layout" svg:width="4.6cm" svg:height="0.9cm" svg:x="8.6cm" svg:y="4.816cm">
          <draw:text-box>
            <text:p text:style-name="P20"><text:span text:style-name="T2">Injection kicker</text:span></text:p>
          </draw:text-box>
        </draw:frame>
        <draw:frame draw:style-name="gr74" draw:text-style-name="P16" draw:layer="layout" svg:width="4.6cm" svg:height="0.9cm" svg:x="6.2cm" svg:y="1.4cm">
          <draw:text-box>
            <text:p text:style-name="P20"><text:span text:style-name="T2">Extraction kicker</text:span></text:p>
          </draw:text-box>
        </draw:frame>
        <draw:frame draw:style-name="gr72" draw:text-style-name="P18" draw:layer="layout" svg:width="1.098cm" svg:height="0.589cm" svg:x="9.702cm" svg:y="7.211cm">
          <text:p/>
          <draw:object xlink:href="./Object 9" xlink:type="simple" xlink:show="embed" xlink:actuate="onLoad"/>
          <draw:image xlink:href="./ObjectReplacements/Object 9" xlink:type="simple" xlink:show="embed" xlink:actuate="onLoad"/>
        </draw:frame>
        <draw:g>
          <draw:line draw:style-name="gr54" draw:text-style-name="P3" draw:layer="layout" svg:x1="9.4cm" svg:y1="8.086cm" svg:x2="11.226cm" svg:y2="8.086cm">
            <text:p/>
          </draw:line>
          <draw:custom-shape draw:style-name="gr75" draw:text-style-name="P6" draw:layer="layout" svg:width="1.829cm" svg:height="2.161cm" svg:x="9.4cm" svg:y="7cm">
            <text:p/>
            <draw:enhanced-geometry svg:viewBox="0 0 21600 21600" draw:type="mso-spt202" draw:enhanced-path="M 0 0 L 21600 0 21600 21600 0 21600 0 0 Z N"/>
          </draw:custom-shape>
        </draw:g>
        <draw:g>
          <draw:line draw:style-name="gr54" draw:text-style-name="P3" draw:layer="layout" svg:x1="7.971cm" svg:y1="9.359cm" svg:x2="17.917cm" svg:y2="9.359cm">
            <text:p/>
          </draw:line>
          <draw:custom-shape draw:style-name="gr76" draw:text-style-name="P6" draw:layer="layout" svg:width="9.96cm" svg:height="0.649cm" svg:x="7.971cm" svg:y="9.033cm">
            <text:p/>
            <draw:enhanced-geometry svg:viewBox="0 0 21600 21600" draw:type="mso-spt202" draw:enhanced-path="M 0 0 L 21600 0 21600 21600 0 21600 0 0 Z N"/>
          </draw:custom-shape>
        </draw:g>
        <draw:frame draw:style-name="gr72" draw:text-style-name="P18" draw:layer="layout" svg:width="1.229cm" svg:height="0.588cm" svg:x="12.4cm" svg:y="8.7cm">
          <text:p/>
          <draw:object xlink:href="./Object 10" xlink:type="simple" xlink:show="embed" xlink:actuate="onLoad"/>
          <draw:image xlink:href="./ObjectReplacements/Object 10" xlink:type="simple" xlink:show="embed" xlink:actuate="onLoad"/>
        </draw:frame>
        <draw:g>
          <draw:line draw:style-name="gr54" draw:text-style-name="P3" draw:layer="layout" svg:x1="5.301cm" svg:y1="7.425cm" svg:x2="7.904cm" svg:y2="7.425cm">
            <text:p/>
          </draw:line>
          <draw:custom-shape draw:style-name="gr55" draw:text-style-name="P6" draw:layer="layout" svg:width="2.8cm" svg:height="2.161cm" svg:x="5.301cm" svg:y="6.339cm">
            <text:p/>
            <draw:enhanced-geometry svg:viewBox="0 0 21600 21600" draw:type="mso-spt202" draw:enhanced-path="M 0 0 L 21600 0 21600 21600 0 21600 0 0 Z N"/>
          </draw:custom-shape>
        </draw:g>
        <draw:custom-shape draw:style-name="gr77" draw:text-style-name="P22" draw:layer="layout" svg:width="3.9cm" svg:height="0.816cm" svg:x="4.7cm" svg:y="6.485cm">
          <text:list text:style-name="L1">
            <text:list-header>
              <text:p text:style-name="P34"><text:span text:style-name="T13">t</text:span><text:span text:style-name="T14">src</text:span><text:span text:style-name="T13">+ t</text:span><text:span text:style-name="T14">TOF</text:span><text:span text:style-name="T13">+ t</text:span><text:span text:style-name="T14">trg</text:span></text:p>
            </text:list-header>
          </text:list>
          <draw:enhanced-geometry svg:viewBox="0 0 21600 21600" draw:type="mso-spt202" draw:enhanced-path="M 0 0 L 21600 0 21600 21600 0 21600 0 0 Z N"/>
        </draw:custom-shape>
        <draw:line draw:style-name="gr53" draw:text-style-name="P3" draw:layer="layout" svg:x1="5.345cm" svg:y1="6.8cm" svg:x2="5.345cm" svg:y2="7.8cm">
          <text:p/>
        </draw:line>
        <draw:line draw:style-name="gr53" draw:text-style-name="P3" draw:layer="layout" svg:x1="7.901cm" svg:y1="6.6cm" svg:x2="7.904cm" svg:y2="14.497cm">
          <text:p/>
        </draw:line>
        <draw:line draw:style-name="gr58" draw:text-style-name="P3" draw:layer="layout" svg:x1="20.6cm" svg:y1="10.605cm" svg:x2="18.028cm" svg:y2="10.605cm">
          <text:p/>
        </draw:line>
        <draw:custom-shape draw:style-name="gr78" draw:text-style-name="P22" draw:layer="layout" svg:width="6.002cm" svg:height="0.816cm" svg:x="13.619cm" svg:y="6.505cm">
          <text:list text:style-name="L1">
            <text:list-header>
              <text:p text:style-name="P34"><text:span text:style-name="T13">t</text:span><text:span text:style-name="T14">src</text:span><text:span text:style-name="T13">+ t</text:span><text:span text:style-name="T14">TOF</text:span><text:span text:style-name="T13">+ t</text:span><text:span text:style-name="T14">trg</text:span></text:p>
            </text:list-header>
          </text:list>
          <draw:enhanced-geometry svg:viewBox="0 0 21600 21600" draw:type="mso-spt202" draw:enhanced-path="M 0 0 L 21600 0 21600 21600 0 21600 0 0 Z N"/>
        </draw:custom-shape>
        <draw:frame draw:style-name="gr72" draw:text-style-name="P18" draw:layer="layout" svg:width="2.327cm" svg:height="0.529cm" svg:x="18.1cm" svg:y="11.12cm">
          <text:p/>
          <draw:object xlink:href="./Object 11" xlink:type="simple" xlink:show="embed" xlink:actuate="onLoad"/>
          <draw:image xlink:href="./ObjectReplacements/Object 11" xlink:type="simple" xlink:show="embed" xlink:actuate="onLoad"/>
        </draw:frame>
        <draw:custom-shape draw:style-name="gr79" draw:text-style-name="P23" draw:layer="layout" svg:width="0.6cm" svg:height="1.4cm" svg:x="16.2cm" svg:y="9.8cm">
          <text:p/>
          <draw:enhanced-geometry svg:viewBox="0 0 640 861" draw:text-areas="257 295 414 566" draw:type="non-primitive" draw:enhanced-path="M 640 233 L 221 293 506 12 367 0 29 406 431 347 145 645 99 520 0 861 326 765 209 711 640 233 640 233 Z N"/>
        </draw:custom-shape>
        <draw:line draw:style-name="gr53" draw:text-style-name="P3" draw:layer="layout" svg:x1="16.2cm" svg:y1="10.4cm" svg:x2="16.2cm" svg:y2="11.708cm">
          <text:p/>
        </draw:line>
        <draw:line draw:style-name="gr53" draw:text-style-name="P3" draw:layer="layout" svg:x1="17.028cm" svg:y1="13.2cm" svg:x2="17.028cm" svg:y2="14.712cm">
          <text:p/>
        </draw:line>
        <draw:custom-shape draw:style-name="gr56" draw:text-style-name="P8" draw:layer="layout" svg:width="2.002cm" svg:height="0.816cm" svg:x="18.174cm" svg:y="12.6cm">
          <text:list text:style-name="L1">
            <text:list-header>
              <text:p text:style-name="P28"><text:span text:style-name="T4">t</text:span><text:span text:style-name="T6">pattern</text:span></text:p>
            </text:list-header>
          </text:list>
          <draw:enhanced-geometry svg:viewBox="0 0 21600 21600" draw:type="mso-spt202" draw:enhanced-path="M 0 0 L 21600 0 21600 21600 0 21600 0 0 Z N"/>
        </draw:custom-shape>
        <draw:line draw:style-name="gr58" draw:text-style-name="P3" draw:layer="layout" svg:x1="20.577cm" svg:y1="13.4cm" svg:x2="18.005cm" svg:y2="13.4cm">
          <text:p/>
        </draw:line>
        <draw:custom-shape draw:style-name="gr80" draw:layer="layout" svg:width="0.6cm" svg:height="0.6cm" svg:x="20.3cm" svg:y="9.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9" draw:text-style-name="P23" draw:layer="layout" svg:width="0.6cm" svg:height="1.4cm" svg:x="17.028cm" svg:y="12.598cm">
          <text:p/>
          <draw:enhanced-geometry svg:viewBox="0 0 640 861" draw:text-areas="257 295 414 566" draw:type="non-primitive" draw:enhanced-path="M 640 233 L 221 293 506 12 367 0 29 406 431 347 145 645 99 520 0 861 326 765 209 711 640 233 640 233 Z N"/>
        </draw:custom-shape>
        <draw:line draw:style-name="gr58" draw:text-style-name="P3" draw:layer="layout" svg:x1="17.028cm" svg:y1="14.6cm" svg:x2="20.605cm" svg:y2="14.6cm">
          <text:p/>
        </draw:line>
        <draw:frame draw:style-name="gr72" draw:text-style-name="P18" draw:layer="layout" svg:width="1.349cm" svg:height="0.53cm" svg:x="18.059cm" svg:y="14.002cm">
          <text:p/>
          <draw:object xlink:href="./Object 12" xlink:type="simple" xlink:show="embed" xlink:actuate="onLoad"/>
          <draw:image xlink:href="./ObjectReplacements/Object 12" xlink:type="simple" xlink:show="embed" xlink:actuate="onLoad"/>
        </draw:frame>
        <draw:line draw:style-name="gr53" draw:text-style-name="P3" draw:layer="layout" svg:x1="20.605cm" svg:y1="10.5cm" svg:x2="20.605cm" svg:y2="11.808cm">
          <text:p/>
        </draw:line>
        <draw:line draw:style-name="gr57" draw:text-style-name="P3" draw:layer="layout" svg:x1="20.6cm" svg:y1="13.3cm" svg:x2="20.605cm" svg:y2="14.002cm">
          <text:p/>
        </draw:line>
        <draw:custom-shape draw:style-name="gr80" draw:layer="layout" svg:width="0.6cm" svg:height="0.6cm" svg:x="20.3cm" svg:y="12.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53" draw:text-style-name="P3" draw:layer="layout" svg:x1="20.605cm" svg:y1="13.3cm" svg:x2="20.605cm" svg:y2="14.8cm">
          <text:p/>
        </draw:line>
        <presentation:notes draw:style-name="dp2">
          <office:forms form:automatic-focus="false" form:apply-design-mode="false"/>
          <draw:page-thumbnail draw:style-name="gr41" draw:layer="layout" svg:width="13.952cm" svg:height="10.461cm" svg:x="3.81cm" svg:y="2.121cm" draw:page-number="2" presentation:class="page"/>
          <draw:frame presentation:style-name="pr1" draw:text-style-name="P35"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Line_20_Arrow_20_1" draw:display-name="Line Arrow 1"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210 210" svg:d="M105 0l105 210h-210z"/>
    <draw:stroke-dash draw:name="Dashed_20__28_var_29__20_2" draw:display-name="Dashed (var) 2" draw:style="rect" draw:dots1="1" draw:dots1-length="0.026cm" draw:distance="0.026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2cm" fo:margin-right="0cm" fo:margin-top="0cm" fo:margin-bottom="0.38cm" fo:line-height="93%" fo:text-align="start" fo:text-indent="-0.7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3999996185303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61cm" fo:margin-right="0cm" fo:margin-top="0cm" fo:margin-bottom="0.301cm" fo:line-height="93%" fo:text-align="start" fo:text-indent="-0.598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2000007629395pt" fo:font-style="normal" fo:text-shadow="none" style:text-underline-style="none" fo:font-weight="normal" style:font-name-asian="AR PL KaitiM GB" style:font-family-asian="'AR PL KaitiM GB'" style:font-pitch-asian="variable" style:font-size-asian="28pt" style:font-style-asian="normal" style:font-weight-asian="normal" style:font-name-complex="AR PL KaitiM GB" style:font-family-complex="'AR PL KaitiM GB'" style:font-pitch-complex="variable" style:font-size-complex="28pt" style:font-style-complex="normal" style:font-weight-complex="normal" style:font-relief="none"/>
    </style:style>
    <style:style style:name="Default-outline3" style:family="presentation" style:parent-style-name="Default-outline2">
      <style:paragraph-properties fo:margin-left="2.409cm" fo:margin-right="0cm" fo:margin-top="0cm" fo:margin-bottom="0.225cm" fo:line-height="93%" fo:text-align="start" fo:text-indent="-0.47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999992370605pt" fo:font-style="normal" fo:text-shadow="none" style:text-underline-style="none" fo:font-weight="normal" style:font-name-asian="AR PL KaitiM GB" style:font-family-asian="'AR PL KaitiM GB'" style:font-pitch-asian="variable" style:font-size-asian="24pt" style:font-style-asian="normal" style:font-weight-asian="normal" style:font-name-complex="AR PL KaitiM GB" style:font-family-complex="'AR PL KaitiM GB'" style:font-pitch-complex="variable" style:font-size-complex="24pt" style:font-style-complex="normal" style:font-weight-complex="normal" style:font-relief="none"/>
    </style:style>
    <style:style style:name="Default-outline4" style:family="presentation" style:parent-style-name="Default-outline3">
      <style:paragraph-properties fo:margin-left="3.368cm" fo:margin-right="0cm" fo:margin-top="0cm" fo:margin-bottom="0.149cm" fo:line-height="93%" fo:text-align="start" fo:text-indent="-0.47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5" style:family="presentation" style:parent-style-name="Default-outline4">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6" style:family="presentation" style:parent-style-name="Default-outline5">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7" style:family="presentation" style:parent-style-name="Default-outline6">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8" style:family="presentation" style:parent-style-name="Default-outline7">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9" style:family="presentation" style:parent-style-name="Default-outline8">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5pt" fo:font-style="normal" fo:text-shadow="none" style:text-underline-style="none" fo:font-weight="normal" style:font-name-asian="AR PL KaitiM GB" style:font-family-asian="'AR PL KaitiM GB'" style:font-pitch-asian="variable" style:font-size-asian="44pt" style:font-style-asian="normal" style:font-weight-asian="normal" style:font-name-complex="AR PL KaitiM GB"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2cm" fo:margin-right="0cm" fo:margin-top="0.38cm" fo:margin-bottom="0cm" fo:line-height="93%" fo:text-align="start" fo:text-indent="-0.7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3999996185303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61cm" fo:margin-right="0cm" fo:margin-top="0.301cm" fo:margin-bottom="0cm" fo:line-height="93%" fo:text-align="start" fo:text-indent="-0.598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2000007629395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2.409cm" fo:margin-right="0cm" fo:margin-top="0.225cm" fo:margin-bottom="0cm" fo:line-height="93%" fo:text-align="start" fo:text-indent="-0.47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999992370605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3.368cm" fo:margin-right="0cm" fo:margin-top="0.149cm" fo:margin-bottom="0cm" fo:line-height="93%" fo:text-align="start" fo:text-indent="-0.47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5pt" fo:font-style="normal" fo:text-shadow="none" style:text-underline-style="none" fo:font-weight="normal" style:letter-kerning="true"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style:font-name="Times New Roman" fo:font-size="14pt" fo:language="de" fo:country="DE"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draw:page-thumbnail draw:layer="backgroundobjects" svg:width="9.294cm" svg:height="5.507cm" svg:x="1cm" svg:y="3.167cm"/>
      <draw:page-thumbnail draw:layer="backgroundobjects" svg:width="9.294cm" svg:height="5.507cm" svg:x="1cm" svg:y="11.215cm"/>
      <draw:page-thumbnail draw:layer="backgroundobjects" svg:width="9.294cm" svg:height="5.507cm" svg:x="1cm" svg:y="19.263cm"/>
      <draw:page-thumbnail draw:layer="backgroundobjects" svg:width="9.294cm" svg:height="5.507cm" svg:x="11.295cm" svg:y="3.167cm"/>
      <draw:page-thumbnail draw:layer="backgroundobjects" svg:width="9.294cm" svg:height="5.507cm" svg:x="11.295cm" svg:y="11.215cm"/>
      <draw:page-thumbnail draw:layer="backgroundobjects" svg:width="9.294cm" svg:height="5.507cm" svg:x="11.295cm" svg:y="19.263cm"/>
    </style:handout-master>
    <style:master-page style:name="Default" style:page-layout-name="PM1" draw:style-name="Mdp1">
      <office:forms form:automatic-focus="false" form:apply-design-mode="false"/>
      <draw:frame presentation:style-name="Default-title" draw:layer="backgroundobjects" svg:width="24.28cm" svg:height="2.659cm" svg:x="1.345cm" svg:y="0.636cm" presentation:class="title" presentation:placeholder="true">
        <draw:text-box/>
      </draw:frame>
      <draw:frame presentation:style-name="Default-outline1" draw:layer="backgroundobjects" svg:width="23.74cm" svg:height="9.28cm" svg:x="1.345cm" svg:y="3.74cm" presentation:class="outline" presentation:placeholder="true">
        <draw:text-box/>
      </draw:frame>
      <draw:frame presentation:style-name="Mpr1" draw:text-style-name="MP5" draw:layer="backgroundobjects" svg:width="6.271cm" svg:height="1.09cm" svg:x="1.346cm" svg:y="14.571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542cm" svg:height="1.09cm" svg:x="9.234cm" svg:y="14.571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272cm" svg:height="1.09cm" svg:x="19.359cm" svg:y="14.571cm" presentation:class="page-number">
        <draw:text-box>
          <text:list text:style-name="ML1">
            <text:list-header>
              <text:p><text:span text:style-name="MT2"><text:page-number>&lt;编号&gt;</text:page-number></text:span></text:p>
            </text:list-header>
          </text:list>
        </draw:text-box>
      </draw:frame>
      <presentation:notes style:page-layout-name="PM0">
        <office:forms form:automatic-focus="false" form:apply-design-mode="false"/>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draw:style-name="Mg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style:master-page style:name="Title1" style:page-layout-name="PM1" draw:style-name="Mdp1">
      <draw:frame presentation:style-name="Title1-title" draw:layer="backgroundobjects" svg:width="24.28cm" svg:height="2.659cm" svg:x="1.345cm" svg:y="0.636cm" presentation:class="title" presentation:placeholder="true">
        <draw:text-box/>
      </draw:frame>
      <draw:frame presentation:style-name="Title1-outline1" draw:layer="backgroundobjects" svg:width="24.28cm" svg:height="9.28cm" svg:x="1.345cm" svg:y="3.74cm" presentation:class="outline" presentation:placeholder="true">
        <draw:text-box/>
      </draw:frame>
      <draw:frame presentation:style-name="Mpr2" draw:text-style-name="MP9" draw:layer="backgroundobjects" svg:width="6.271cm" svg:height="1.09cm" svg:x="1.346cm" svg:y="14.571cm" presentation:class="date-time">
        <draw:text-box>
          <text:list text:style-name="ML1">
            <text:list-header>
              <text:p text:style-name="MP8"><text:span text:style-name="MT3"><presentation:date-time/></text:span></text:p>
            </text:list-header>
          </text:list>
        </draw:text-box>
      </draw:frame>
      <draw:frame presentation:style-name="Mpr3" draw:text-style-name="MP13" draw:layer="backgroundobjects" svg:width="8.542cm" svg:height="1.09cm" svg:x="9.234cm" svg:y="14.571cm" presentation:class="footer">
        <draw:text-box>
          <text:list text:style-name="ML1">
            <text:list-header>
              <text:p text:style-name="MP12"><text:span text:style-name="MT3"><presentation:footer/></text:span></text:p>
            </text:list-header>
          </text:list>
        </draw:text-box>
      </draw:frame>
      <draw:frame presentation:style-name="Mpr4" draw:text-style-name="MP11" draw:layer="backgroundobjects" svg:width="6.272cm" svg:height="1.09cm" svg:x="19.359cm" svg:y="14.571cm" presentation:class="page-number">
        <draw:text-box>
          <text:list text:style-name="ML1">
            <text:list-header>
              <text:p text:style-name="MP10"><text:span text:style-name="MT3"><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2cm" svg:height="10.461cm" svg:x="3.81cm" svg:y="2.121cm" presentation:class="page"/>
        <draw:frame presentation:style-name="Title1-notes" draw:layer="backgroundobjects" svg:width="17.255cm" svg:height="12.555cm" svg:x="2.16cm" svg:y="13.269cm" presentation:class="notes" presentation:placeholder="true">
          <draw:text-box/>
        </draw:frame>
        <draw:frame presentation:style-name="Mp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ai </meta:initial-creator>
    <meta:creation-date>2016-02-29T15:07:52</meta:creation-date>
    <dc:date>2016-09-08T11:04:00.055000000</dc:date>
    <meta:editing-cycles>223</meta:editing-cycles>
    <meta:editing-duration>P5DT2H54M42S</meta:editing-duration>
    <meta:generator>LibreOffice/4.4.4.3$Windows_x86 LibreOffice_project/2c39ebcf046445232b798108aa8a7e7d89552ea8</meta:generator>
    <meta:document-statistic meta:object-count="265"/>
  </office:meta>
</office:document-meta>
</file>

<file path=Object 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0/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1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3/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4/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5/content.xml><?xml version="1.0" encoding="utf-8"?>
<math xmlns="http://www.w3.org/1998/Math/MathML" display="block">
  <semantics>
    <msubsup>
      <mi>T</mi>
      <mrow>
        <mi>h</mi>
        <mo stretchy="false">=</mo>
        <mn>1</mn>
      </mrow>
      <mrow>
        <mi mathvariant="italic">SIS</mi>
        <mn>18</mn>
      </mrow>
    </msubsup>
    <annotation encoding="StarMath 5.0">T_{h=1}^{SIS18}</annotation>
  </semantics>
</math>
</file>

<file path=Object 6/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7/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8/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9/content.xml><?xml version="1.0" encoding="utf-8"?>
<math xmlns="http://www.w3.org/1998/Math/MathML" display="block">
  <semantics>
    <msubsup>
      <mi>T</mi>
      <mrow>
        <mi>h</mi>
        <mo stretchy="false">=</mo>
        <mn>1</mn>
      </mrow>
      <mrow>
        <mi mathvariant="italic">SIS</mi>
        <mn>18</mn>
      </mrow>
    </msubsup>
    <annotation encoding="StarMath 5.0">T_{h=1}^{SIS18}</annotation>
  </semantics>
</math>
</file>